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ucida Grande" svg:font-family="'Lucida Grande', Arial, sans-serif"/>
    <style:font-face style:name="monospace" svg:font-family="monospace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ucida Grande1" svg:font-family="'Lucida Grande'" style:font-pitch="variable"/>
    <style:font-face style:name="Roboto Mono" svg:font-family="'Roboto Mon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unc_20_Details">
      <style:text-properties style:font-name="Times New Roman" fo:font-size="10pt" style:font-size-asian="10pt" style:font-size-complex="10pt"/>
    </style:style>
    <style:style style:name="P2" style:family="paragraph" style:parent-style-name="Func_20_Details">
      <style:text-properties officeooo:paragraph-rsid="0022c0ef"/>
    </style:style>
    <style:style style:name="P3" style:family="paragraph" style:parent-style-name="Func_20_Details">
      <style:text-properties officeooo:paragraph-rsid="0026067e"/>
    </style:style>
    <style:style style:name="P4" style:family="paragraph" style:parent-style-name="Func_20_Details">
      <style:text-properties officeooo:paragraph-rsid="002c9e92"/>
    </style:style>
    <style:style style:name="P5" style:family="paragraph" style:parent-style-name="Func_20_Details">
      <style:text-properties style:font-name="Roboto Mono" fo:font-size="10pt" officeooo:rsid="001de71f" officeooo:paragraph-rsid="002c9e92" style:font-size-asian="10pt" style:font-size-complex="10pt"/>
    </style:style>
    <style:style style:name="P6" style:family="paragraph" style:parent-style-name="Func_20_Details">
      <style:text-properties officeooo:paragraph-rsid="001c235d"/>
    </style:style>
    <style:style style:name="P7" style:family="paragraph" style:parent-style-name="Func_20_Details">
      <style:text-properties officeooo:paragraph-rsid="0032b174"/>
    </style:style>
    <style:style style:name="P8" style:family="paragraph" style:parent-style-name="Func_20_Details">
      <style:text-properties fo:font-weight="normal" officeooo:paragraph-rsid="0032b174" style:font-weight-asian="normal" style:font-weight-complex="normal"/>
    </style:style>
    <style:style style:name="P9" style:family="paragraph" style:parent-style-name="Func_20_Details">
      <style:text-properties officeooo:rsid="003636be" officeooo:paragraph-rsid="003636be"/>
    </style:style>
    <style:style style:name="P10" style:family="paragraph" style:parent-style-name="Func_20_Details">
      <style:text-properties fo:font-style="italic" style:font-style-asian="italic" style:font-style-complex="italic"/>
    </style:style>
    <style:style style:name="P11" style:family="paragraph" style:parent-style-name="Func_20_Details">
      <style:text-properties fo:font-style="normal" style:font-style-asian="normal" style:font-style-complex="normal"/>
    </style:style>
    <style:style style:name="P12" style:family="paragraph" style:parent-style-name="Standard">
      <style:text-properties officeooo:rsid="001c235d" officeooo:paragraph-rsid="001c235d"/>
    </style:style>
    <style:style style:name="P13" style:family="paragraph" style:parent-style-name="Standard">
      <style:text-properties officeooo:rsid="001c235d" officeooo:paragraph-rsid="003e480a"/>
    </style:style>
    <style:style style:name="P14" style:family="paragraph" style:parent-style-name="Standard">
      <style:text-properties officeooo:rsid="001fbbfb" officeooo:paragraph-rsid="001fbbfb"/>
    </style:style>
    <style:style style:name="P15" style:family="paragraph" style:parent-style-name="Standard">
      <style:text-properties style:font-name="Roboto Mono" fo:font-size="10pt" officeooo:rsid="001c235d" officeooo:paragraph-rsid="001c235d" style:font-size-asian="10pt" style:font-size-complex="10pt"/>
    </style:style>
    <style:style style:name="P16" style:family="paragraph" style:parent-style-name="Standard">
      <style:text-properties style:font-name="Roboto Mono" fo:font-size="10pt" officeooo:rsid="001c235d" officeooo:paragraph-rsid="001de71f" style:font-size-asian="10pt" style:font-size-complex="10pt"/>
    </style:style>
    <style:style style:name="P17" style:family="paragraph" style:parent-style-name="Standard">
      <style:text-properties style:font-name="Roboto Mono" fo:font-size="10pt" officeooo:rsid="001c235d" officeooo:paragraph-rsid="002cffc1" style:font-size-asian="10pt" style:font-size-complex="10pt"/>
    </style:style>
    <style:style style:name="P18" style:family="paragraph" style:parent-style-name="Standard">
      <style:text-properties style:font-name="Roboto Mono" fo:font-size="10pt" officeooo:rsid="001de71f" officeooo:paragraph-rsid="001de71f" style:font-size-asian="10pt" style:font-size-complex="10pt"/>
    </style:style>
    <style:style style:name="P19" style:family="paragraph" style:parent-style-name="Standard">
      <style:text-properties style:font-name="Roboto Mono" fo:font-size="10pt" officeooo:rsid="001de71f" officeooo:paragraph-rsid="001fbbfb" style:font-size-asian="10pt" style:font-size-complex="10pt"/>
    </style:style>
    <style:style style:name="P20" style:family="paragraph" style:parent-style-name="Standard">
      <style:text-properties style:font-name="Roboto Mono" fo:font-size="10pt" officeooo:rsid="001de71f" officeooo:paragraph-rsid="002bfce7" style:font-size-asian="10pt" style:font-size-complex="10pt"/>
    </style:style>
    <style:style style:name="P21" style:family="paragraph" style:parent-style-name="Standard">
      <style:text-properties style:font-name="Roboto Mono" fo:font-size="10pt" officeooo:rsid="001de71f" officeooo:paragraph-rsid="002c9e92" style:font-size-asian="10pt" style:font-size-complex="10pt"/>
    </style:style>
    <style:style style:name="P22" style:family="paragraph" style:parent-style-name="Standard">
      <style:text-properties style:font-name="Roboto Mono" fo:font-size="10pt" officeooo:rsid="001c2043" officeooo:paragraph-rsid="001c2043" style:font-size-asian="10pt" style:font-size-complex="10pt"/>
    </style:style>
    <style:style style:name="P23" style:family="paragraph" style:parent-style-name="Standard">
      <style:text-properties style:font-name="Roboto Mono" fo:font-size="10pt" officeooo:rsid="001c2043" officeooo:paragraph-rsid="001de71f" style:font-size-asian="10pt" style:font-size-complex="10pt"/>
    </style:style>
    <style:style style:name="P24" style:family="paragraph" style:parent-style-name="Standard">
      <style:text-properties style:font-name="Roboto Mono" fo:font-size="10pt" officeooo:rsid="001c2043" officeooo:paragraph-rsid="002831d6" style:font-size-asian="10pt" style:font-size-complex="10pt"/>
    </style:style>
    <style:style style:name="P25" style:family="paragraph" style:parent-style-name="Standard">
      <style:text-properties style:font-name="Roboto Mono" fo:font-size="10pt" officeooo:rsid="001fbbfb" officeooo:paragraph-rsid="001fbbfb" style:font-size-asian="10pt" style:font-size-complex="10pt"/>
    </style:style>
    <style:style style:name="P26" style:family="paragraph" style:parent-style-name="Standard">
      <style:text-properties style:font-name="Roboto Mono" fo:font-size="10pt" officeooo:rsid="002119df" officeooo:paragraph-rsid="002119df" style:font-size-asian="10pt" style:font-size-complex="10pt"/>
    </style:style>
    <style:style style:name="P27" style:family="paragraph" style:parent-style-name="Standard">
      <style:text-properties style:font-name="Roboto Mono" fo:font-size="10pt" officeooo:rsid="0022c0ef" officeooo:paragraph-rsid="0022c0ef" style:font-size-asian="10pt" style:font-size-complex="10pt"/>
    </style:style>
    <style:style style:name="P28" style:family="paragraph" style:parent-style-name="Standard">
      <style:text-properties style:font-name="Roboto Mono" fo:font-size="10pt" officeooo:rsid="002422a7" officeooo:paragraph-rsid="002422a7" style:font-size-asian="10pt" style:font-size-complex="10pt"/>
    </style:style>
    <style:style style:name="P29" style:family="paragraph" style:parent-style-name="Standard">
      <style:text-properties style:font-name="Roboto Mono" fo:font-size="10pt" officeooo:rsid="0026067e" officeooo:paragraph-rsid="0026067e" style:font-size-asian="10pt" style:font-size-complex="10pt"/>
    </style:style>
    <style:style style:name="P30" style:family="paragraph" style:parent-style-name="Standard">
      <style:text-properties style:font-name="Roboto Mono" fo:font-size="10pt" officeooo:rsid="002bfce7" officeooo:paragraph-rsid="002c9e92" style:font-size-asian="10pt" style:font-size-complex="10pt"/>
    </style:style>
    <style:style style:name="P31" style:family="paragraph" style:parent-style-name="Standard">
      <style:text-properties style:font-name="Roboto Mono" fo:font-size="10pt" officeooo:rsid="002cffc1" officeooo:paragraph-rsid="002cffc1" style:font-size-asian="10pt" style:font-size-complex="10pt"/>
    </style:style>
    <style:style style:name="P32" style:family="paragraph" style:parent-style-name="Standard">
      <style:text-properties style:font-name="Roboto Mono" fo:font-size="10pt" officeooo:rsid="002deff4" officeooo:paragraph-rsid="002deff4" style:font-size-asian="10pt" style:font-size-complex="10pt"/>
    </style:style>
    <style:style style:name="P33" style:family="paragraph" style:parent-style-name="Standard">
      <style:text-properties style:font-name="Roboto Mono" fo:font-size="10pt" officeooo:rsid="002ef55c" officeooo:paragraph-rsid="002ef55c" style:font-size-asian="10pt" style:font-size-complex="10pt"/>
    </style:style>
    <style:style style:name="P34" style:family="paragraph" style:parent-style-name="Standard">
      <style:text-properties style:font-name="Roboto Mono" fo:font-size="10pt" officeooo:rsid="00358d1e" officeooo:paragraph-rsid="00358d1e" style:font-size-asian="10pt" style:font-size-complex="10pt"/>
    </style:style>
    <style:style style:name="P35" style:family="paragraph" style:parent-style-name="Standard">
      <style:text-properties style:font-name="Roboto Mono" fo:font-size="10pt" officeooo:rsid="003636be" officeooo:paragraph-rsid="003636be" style:font-size-asian="10pt" style:font-size-complex="10pt"/>
    </style:style>
    <style:style style:name="P36" style:family="paragraph" style:parent-style-name="Standard">
      <style:text-properties style:font-name="Roboto Mono" fo:font-size="10pt" officeooo:rsid="0036d852" officeooo:paragraph-rsid="0036d852" style:font-size-asian="10pt" style:font-size-complex="10pt"/>
    </style:style>
    <style:style style:name="P37" style:family="paragraph" style:parent-style-name="Standard">
      <style:text-properties style:font-name="Roboto Mono" fo:font-size="10pt" officeooo:rsid="0038b1e8" officeooo:paragraph-rsid="0038b1e8" style:font-size-asian="10pt" style:font-size-complex="10pt"/>
    </style:style>
    <style:style style:name="P38" style:family="paragraph" style:parent-style-name="Standard">
      <style:text-properties style:font-name="Roboto Mono" fo:font-size="10pt" officeooo:rsid="003c8434" officeooo:paragraph-rsid="003c8434" style:font-size-asian="10pt" style:font-size-complex="10pt"/>
    </style:style>
    <style:style style:name="P39" style:family="paragraph" style:parent-style-name="Standard">
      <style:text-properties style:font-name="Roboto Mono" fo:font-size="10pt" officeooo:rsid="003e480a" officeooo:paragraph-rsid="003e480a" style:font-size-asian="10pt" style:font-size-complex="10pt"/>
    </style:style>
    <style:style style:name="P40" style:family="paragraph" style:parent-style-name="Standard">
      <style:text-properties style:font-name="Roboto Mono" fo:font-size="10pt" fo:font-weight="bold" officeooo:rsid="001c2043" officeooo:paragraph-rsid="001de71f" style:font-size-asian="10pt" style:font-weight-asian="bold" style:font-size-complex="10pt" style:font-weight-complex="bold"/>
    </style:style>
    <style:style style:name="P41" style:family="paragraph" style:parent-style-name="Standard">
      <style:text-properties style:font-name="Roboto Mono" fo:font-size="10pt" fo:font-weight="bold" officeooo:rsid="001de71f" officeooo:paragraph-rsid="001de71f" style:font-size-asian="10pt" style:font-weight-asian="bold" style:font-size-complex="10pt" style:font-weight-complex="bold"/>
    </style:style>
    <style:style style:name="P42" style:family="paragraph" style:parent-style-name="Standard">
      <style:text-properties style:font-name="Roboto Mono" fo:font-size="10pt" fo:font-weight="bold" officeooo:rsid="001de71f" officeooo:paragraph-rsid="001fbbfb" style:font-size-asian="10pt" style:font-weight-asian="bold" style:font-size-complex="10pt" style:font-weight-complex="bold"/>
    </style:style>
    <style:style style:name="P43" style:family="paragraph" style:parent-style-name="Standard">
      <style:text-properties style:font-name="Roboto Mono" fo:font-size="10pt" fo:font-weight="bold" officeooo:rsid="002119df" officeooo:paragraph-rsid="002119df" style:font-size-asian="10pt" style:font-weight-asian="bold" style:font-size-complex="10pt" style:font-weight-complex="bold"/>
    </style:style>
    <style:style style:name="P44" style:family="paragraph" style:parent-style-name="Standard">
      <style:text-properties style:font-name="Roboto Mono" fo:font-size="10pt" fo:font-weight="bold" officeooo:rsid="001c235d" officeooo:paragraph-rsid="001c235d" style:font-size-asian="10pt" style:font-weight-asian="bold" style:font-size-complex="10pt" style:font-weight-complex="bold"/>
    </style:style>
    <style:style style:name="P45" style:family="paragraph" style:parent-style-name="Standard">
      <style:text-properties style:font-name="Roboto Mono" fo:font-size="10pt" fo:font-weight="bold" officeooo:rsid="001c235d" officeooo:paragraph-rsid="001de71f" style:font-size-asian="10pt" style:font-weight-asian="bold" style:font-size-complex="10pt" style:font-weight-complex="bold"/>
    </style:style>
    <style:style style:name="P46" style:family="paragraph" style:parent-style-name="Standard">
      <style:text-properties style:font-name="Roboto Mono" fo:font-size="10pt" fo:font-weight="bold" officeooo:rsid="001fbbfb" officeooo:paragraph-rsid="001fbbfb" style:font-size-asian="10pt" style:font-weight-asian="bold" style:font-size-complex="10pt" style:font-weight-complex="bold"/>
    </style:style>
    <style:style style:name="P47" style:family="paragraph" style:parent-style-name="Standard">
      <style:text-properties style:font-name="Roboto Mono" fo:font-size="10pt" fo:font-weight="bold" officeooo:rsid="003e480a" officeooo:paragraph-rsid="003e480a" style:font-size-asian="10pt" style:font-weight-asian="bold" style:font-size-complex="10pt" style:font-weight-complex="bold"/>
    </style:style>
    <style:style style:name="P48" style:family="paragraph" style:parent-style-name="Standard">
      <style:text-properties style:font-name="Roboto Mono" fo:font-size="10pt" fo:font-style="normal" fo:font-weight="normal" officeooo:rsid="0026ddb7" officeooo:paragraph-rsid="0026ddb7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text-properties style:font-name="Roboto Mono" fo:font-size="10pt" fo:font-style="normal" fo:font-weight="bold" officeooo:rsid="0026ddb7" officeooo:paragraph-rsid="0026ddb7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Standard">
      <style:text-properties style:font-name="Roboto Mono" fo:font-size="10pt" fo:font-weight="normal" officeooo:rsid="002bfce7" officeooo:paragraph-rsid="002c9e92" style:font-size-asian="10pt" style:font-weight-asian="normal" style:font-size-complex="10pt" style:font-weight-complex="normal"/>
    </style:style>
    <style:style style:name="P51" style:family="paragraph" style:parent-style-name="Standard">
      <style:text-properties style:font-name="Roboto Mono" fo:font-size="10pt" fo:font-weight="normal" officeooo:rsid="00358d1e" officeooo:paragraph-rsid="00358d1e" style:font-size-asian="10pt" style:font-weight-asian="normal" style:font-size-complex="10pt" style:font-weight-complex="normal"/>
    </style:style>
    <style:style style:name="P52" style:family="paragraph" style:parent-style-name="Standard">
      <style:text-properties style:font-name="Roboto Mono" fo:font-size="10pt" fo:font-weight="normal" officeooo:rsid="00359698" officeooo:paragraph-rsid="00359698" style:font-size-asian="10pt" style:font-weight-asian="normal" style:font-size-complex="10pt" style:font-weight-complex="normal"/>
    </style:style>
    <style:style style:name="P53" style:family="paragraph" style:parent-style-name="Standard">
      <style:text-properties style:font-name="Roboto Mono" fo:font-size="10pt" fo:font-weight="normal" officeooo:rsid="0036cb7a" officeooo:paragraph-rsid="0036cb7a" style:font-size-asian="10pt" style:font-weight-asian="normal" style:font-size-complex="10pt" style:font-weight-complex="normal"/>
    </style:style>
    <style:style style:name="P54" style:family="paragraph" style:parent-style-name="Standard">
      <style:text-properties style:font-name="Roboto Mono" fo:font-size="10pt" fo:font-weight="normal" officeooo:rsid="0036d852" officeooo:paragraph-rsid="0036d852" style:font-size-asian="10pt" style:font-weight-asian="normal" style:font-size-complex="10pt" style:font-weight-complex="normal"/>
    </style:style>
    <style:style style:name="P55" style:family="paragraph" style:parent-style-name="Standard">
      <style:text-properties style:font-name="Roboto Mono" fo:font-size="10pt" fo:font-weight="normal" officeooo:rsid="0038b1e8" officeooo:paragraph-rsid="0038b1e8" style:font-size-asian="10pt" style:font-weight-asian="normal" style:font-size-complex="10pt" style:font-weight-complex="normal"/>
    </style:style>
    <style:style style:name="P56" style:family="paragraph" style:parent-style-name="Standard">
      <style:text-properties style:font-name="Roboto Mono" fo:font-size="10pt" fo:font-weight="normal" officeooo:rsid="003c8434" officeooo:paragraph-rsid="003c8434" style:font-size-asian="10pt" style:font-weight-asian="normal" style:font-size-complex="10pt" style:font-weight-complex="normal"/>
    </style:style>
    <style:style style:name="P57" style:family="paragraph" style:parent-style-name="Standard">
      <style:text-properties officeooo:rsid="002119df" officeooo:paragraph-rsid="002119df"/>
    </style:style>
    <style:style style:name="P58" style:family="paragraph" style:parent-style-name="Standard">
      <style:text-properties officeooo:paragraph-rsid="002c9e92"/>
    </style:style>
    <style:style style:name="P59" style:family="paragraph" style:parent-style-name="Standard">
      <style:text-properties officeooo:rsid="002deff4" officeooo:paragraph-rsid="002deff4"/>
    </style:style>
    <style:style style:name="P60" style:family="paragraph" style:parent-style-name="Standard">
      <style:text-properties officeooo:rsid="002ef55c" officeooo:paragraph-rsid="002ef55c"/>
    </style:style>
    <style:style style:name="P61" style:family="paragraph" style:parent-style-name="Standard">
      <style:text-properties fo:font-style="normal" officeooo:rsid="002ef55c" officeooo:paragraph-rsid="002ef55c" style:font-style-asian="normal" style:font-style-complex="normal"/>
    </style:style>
    <style:style style:name="P62" style:family="paragraph" style:parent-style-name="Standard">
      <style:text-properties fo:font-style="normal" officeooo:rsid="0030d38e" officeooo:paragraph-rsid="0030d38e" style:font-style-asian="normal" style:font-style-complex="normal"/>
    </style:style>
    <style:style style:name="P63" style:family="paragraph" style:parent-style-name="Standard">
      <style:text-properties officeooo:rsid="0030d38e" officeooo:paragraph-rsid="0030d38e"/>
    </style:style>
    <style:style style:name="P64" style:family="paragraph" style:parent-style-name="Standard">
      <style:text-properties officeooo:rsid="0032b174" officeooo:paragraph-rsid="0032b174"/>
    </style:style>
    <style:style style:name="P65" style:family="paragraph" style:parent-style-name="Standard">
      <style:text-properties fo:font-weight="bold" officeooo:rsid="003f3282" officeooo:paragraph-rsid="003f3282" style:font-weight-asian="bold" style:font-weight-complex="bold"/>
    </style:style>
    <style:style style:name="P66" style:family="paragraph" style:parent-style-name="Standard">
      <style:text-properties officeooo:rsid="003e480a" officeooo:paragraph-rsid="003e480a"/>
    </style:style>
    <style:style style:name="P67" style:family="paragraph" style:parent-style-name="Standard">
      <style:paragraph-properties fo:break-before="page"/>
      <style:text-properties style:font-name="Roboto Mono" fo:font-size="10pt" officeooo:rsid="003c8434" officeooo:paragraph-rsid="003c8434" style:font-size-asian="10pt" style:font-size-complex="10pt"/>
    </style:style>
    <style:style style:name="P68" style:family="paragraph" style:parent-style-name="Standard">
      <style:paragraph-properties fo:break-before="page"/>
      <style:text-properties style:font-name="Roboto Mono" fo:font-size="10pt" fo:font-weight="bold" officeooo:rsid="001c2043" officeooo:paragraph-rsid="001c2043" style:font-size-asian="10pt" style:font-weight-asian="bold" style:font-size-complex="10pt" style:font-weight-complex="bold"/>
    </style:style>
    <style:style style:name="P69" style:family="paragraph" style:parent-style-name="Standard">
      <style:paragraph-properties fo:break-before="page"/>
      <style:text-properties style:font-name="Roboto Mono" fo:font-size="10pt" fo:font-weight="bold" officeooo:rsid="001de71f" officeooo:paragraph-rsid="001de71f" style:font-size-asian="10pt" style:font-weight-asian="bold" style:font-size-complex="10pt" style:font-weight-complex="bold"/>
    </style:style>
    <style:style style:name="P70" style:family="paragraph" style:parent-style-name="Standard">
      <style:paragraph-properties fo:break-before="page"/>
      <style:text-properties style:font-name="Roboto Mono" fo:font-size="10pt" fo:font-weight="bold" officeooo:rsid="001de71f" officeooo:paragraph-rsid="001fbbfb" style:font-size-asian="10pt" style:font-weight-asian="bold" style:font-size-complex="10pt" style:font-weight-complex="bold"/>
    </style:style>
    <style:style style:name="P71" style:family="paragraph" style:parent-style-name="Standard">
      <style:paragraph-properties fo:break-before="page"/>
      <style:text-properties style:font-name="Roboto Mono" fo:font-size="10pt" fo:font-weight="bold" officeooo:rsid="002119df" officeooo:paragraph-rsid="002119d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break-before="page"/>
      <style:text-properties style:font-name="Roboto Mono" fo:font-size="10pt" fo:font-weight="bold" officeooo:rsid="001c235d" officeooo:paragraph-rsid="001de71f" style:font-size-asian="10pt" style:font-weight-asian="bold" style:font-size-complex="10pt" style:font-weight-complex="bold"/>
    </style:style>
    <style:style style:name="P73" style:family="paragraph" style:parent-style-name="Standard">
      <style:paragraph-properties fo:break-before="page"/>
      <style:text-properties style:font-name="Roboto Mono" fo:font-size="10pt" fo:font-weight="bold" officeooo:rsid="001fbbfb" officeooo:paragraph-rsid="001fbbfb" style:font-size-asian="10pt" style:font-weight-asian="bold" style:font-size-complex="10pt" style:font-weight-complex="bold"/>
    </style:style>
    <style:style style:name="P74" style:family="paragraph" style:parent-style-name="Standard">
      <style:paragraph-properties fo:break-before="page"/>
      <style:text-properties style:font-name="Roboto Mono" fo:font-size="10pt" fo:font-weight="bold" officeooo:rsid="003c8434" officeooo:paragraph-rsid="003c8434" style:font-size-asian="10pt" style:font-weight-asian="bold" style:font-size-complex="10pt" style:font-weight-complex="bold"/>
    </style:style>
    <style:style style:name="P75" style:family="paragraph" style:parent-style-name="Standard">
      <style:paragraph-properties fo:break-before="page"/>
      <style:text-properties officeooo:rsid="001fbbfb" officeooo:paragraph-rsid="001fbbfb"/>
    </style:style>
    <style:style style:name="P76" style:family="paragraph" style:parent-style-name="code">
      <style:text-properties officeooo:rsid="002bfce7" officeooo:paragraph-rsid="002bfce7"/>
    </style:style>
    <style:style style:name="P77" style:family="paragraph" style:parent-style-name="code">
      <style:text-properties officeooo:rsid="002c9e92" officeooo:paragraph-rsid="002c9e92"/>
    </style:style>
    <style:style style:name="P78" style:family="paragraph" style:parent-style-name="code">
      <style:text-properties fo:font-style="normal" officeooo:rsid="002c9e92" officeooo:paragraph-rsid="002c9e92" style:font-style-asian="normal" style:font-style-complex="normal"/>
    </style:style>
    <style:style style:name="P79" style:family="paragraph" style:parent-style-name="code">
      <style:text-properties officeooo:paragraph-rsid="002c9e92"/>
    </style:style>
    <style:style style:name="T1" style:family="text">
      <style:text-properties officeooo:rsid="001c235d"/>
    </style:style>
    <style:style style:name="T2" style:family="text">
      <style:text-properties officeooo:rsid="001de71f"/>
    </style:style>
    <style:style style:name="T3" style:family="text">
      <style:text-properties officeooo:rsid="001fbbfb"/>
    </style:style>
    <style:style style:name="T4" style:family="text">
      <style:text-properties style:font-name="Roboto Mono" fo:font-size="10pt" style:font-size-asian="10pt" style:font-size-complex="10pt"/>
    </style:style>
    <style:style style:name="T5" style:family="text">
      <style:text-properties style:font-name="Roboto Mono" fo:font-size="10pt" fo:font-style="normal" officeooo:rsid="0032b174" style:font-size-asian="10pt" style:font-style-asian="normal" style:font-size-complex="10pt" style:font-style-complex="normal"/>
    </style:style>
    <style:style style:name="T6" style:family="text">
      <style:text-properties style:font-name="Roboto Mono" fo:font-size="10pt" fo:font-weight="bold" officeooo:rsid="001de71f" style:font-size-asian="10pt" style:font-weight-asian="bold" style:font-size-complex="10pt" style:font-weight-complex="bold"/>
    </style:style>
    <style:style style:name="T7" style:family="text">
      <style:text-properties officeooo:rsid="002119df"/>
    </style:style>
    <style:style style:name="T8" style:family="text">
      <style:text-properties officeooo:rsid="00214687"/>
    </style:style>
    <style:style style:name="T9" style:family="text">
      <style:text-properties fo:font-variant="normal" fo:text-transform="none" fo:color="#222222" loext:opacity="100%" fo:letter-spacing="normal" fo:font-style="normal" fo:font-weight="normal"/>
    </style:style>
    <style:style style:name="T10" style:family="text">
      <style:text-properties fo:font-variant="normal" fo:text-transform="none" fo:color="#222222" loext:opacity="100%" style:font-name="Times New Roman" fo:font-size="10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222222" loext:opacity="100%" style:font-name="Times New Roman" fo:font-size="10pt" fo:letter-spacing="normal" fo:font-style="normal" fo:font-weight="normal" fo:background-color="#ecf0f3" loext:char-shading-value="0" style:font-size-asian="10pt" style:font-size-complex="10pt" loext:padding="0cm" loext:border="none"/>
    </style:style>
    <style:style style:name="T12" style:family="text">
      <style:text-properties fo:font-variant="normal" fo:text-transform="none" fo:color="#222222" loext:opacity="100%" style:font-name="Times New Roman" fo:font-size="10pt" fo:letter-spacing="normal" style:font-size-asian="10pt" style:font-size-complex="10pt"/>
    </style:style>
    <style:style style:name="T13" style:family="text">
      <style:text-properties fo:color="#222222" loext:opacity="100%" style:font-name="Times New Roman" fo:font-size="10pt" fo:letter-spacing="normal" fo:font-weight="normal" style:font-size-asian="10pt" style:font-size-complex="10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354ac" style:font-style-asian="normal" style:font-style-complex="normal"/>
    </style:style>
    <style:style style:name="T16" style:family="text">
      <style:text-properties fo:font-style="normal" officeooo:rsid="002bfce7" style:font-style-asian="normal" style:font-style-complex="normal"/>
    </style:style>
    <style:style style:name="T17" style:family="text">
      <style:text-properties fo:font-style="normal" officeooo:rsid="002cffc1" style:font-style-asian="normal" style:font-style-complex="normal"/>
    </style:style>
    <style:style style:name="T18" style:family="text">
      <style:text-properties fo:font-style="normal" officeooo:rsid="002deff4" style:font-style-asian="normal" style:font-style-complex="normal"/>
    </style:style>
    <style:style style:name="T19" style:family="text">
      <style:text-properties fo:font-style="normal" officeooo:rsid="002ef55c" style:font-style-asian="normal" style:font-style-complex="normal"/>
    </style:style>
    <style:style style:name="T20" style:family="text">
      <style:text-properties fo:font-style="normal" officeooo:rsid="0030d38e" style:font-style-asian="normal" style:font-style-complex="normal"/>
    </style:style>
    <style:style style:name="T21" style:family="text">
      <style:text-properties fo:font-style="normal" officeooo:rsid="0032b174" style:font-style-asian="normal" style:font-style-complex="normal"/>
    </style:style>
    <style:style style:name="T22" style:family="text">
      <style:text-properties fo:font-style="normal" officeooo:rsid="00358d1e" style:font-style-asian="normal" style:font-style-complex="normal"/>
    </style:style>
    <style:style style:name="T23" style:family="text">
      <style:text-properties fo:font-style="normal" officeooo:rsid="00359698" style:font-style-asian="normal" style:font-style-complex="normal"/>
    </style:style>
    <style:style style:name="T24" style:family="text">
      <style:text-properties fo:font-style="normal" officeooo:rsid="003636be" style:font-style-asian="normal" style:font-style-complex="normal"/>
    </style:style>
    <style:style style:name="T25" style:family="text">
      <style:text-properties fo:font-style="normal" officeooo:rsid="0036cb7a" style:font-style-asian="normal" style:font-style-complex="normal"/>
    </style:style>
    <style:style style:name="T26" style:family="text">
      <style:text-properties fo:font-style="normal" officeooo:rsid="0038b1e8" style:font-style-asian="normal" style:font-style-complex="normal"/>
    </style:style>
    <style:style style:name="T27" style:family="text">
      <style:text-properties fo:font-style="normal" officeooo:rsid="003a07e0" style:font-style-asian="normal" style:font-style-complex="normal"/>
    </style:style>
    <style:style style:name="T28" style:family="text">
      <style:text-properties fo:font-style="normal" fo:font-weight="bold" officeooo:rsid="002c9e92" style:font-style-asian="normal" style:font-weight-asian="bold" style:font-style-complex="normal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font-name="Times New Roman" fo:font-style="italic" fo:font-weight="normal" officeooo:rsid="002c9e92" style:font-style-asian="italic" style:font-weight-asian="normal" style:font-style-complex="italic" style:font-weight-complex="normal"/>
    </style:style>
    <style:style style:name="T31" style:family="text">
      <style:text-properties style:font-name="Times New Roman" fo:font-style="italic" style:font-style-asian="italic" style:font-style-complex="italic"/>
    </style:style>
    <style:style style:name="T32" style:family="text">
      <style:text-properties style:font-name="Times New Roman" fo:font-style="italic" officeooo:rsid="002c9e92" style:font-style-asian="italic" style:font-style-complex="italic"/>
    </style:style>
    <style:style style:name="T33" style:family="text">
      <style:text-properties style:font-name="Times New Roman" fo:font-style="italic" officeooo:rsid="002cffc1" style:font-style-asian="italic" style:font-style-complex="italic"/>
    </style:style>
    <style:style style:name="T34" style:family="text">
      <style:text-properties style:font-name="Times New Roman" fo:font-style="italic" officeooo:rsid="002ef55c" style:font-style-asian="italic" style:font-style-complex="italic"/>
    </style:style>
    <style:style style:name="T35" style:family="text">
      <style:text-properties style:font-name="Times New Roman" fo:font-style="italic" officeooo:rsid="0036cb7a" style:font-style-asian="italic" style:font-style-complex="italic"/>
    </style:style>
    <style:style style:name="T36" style:family="text">
      <style:text-properties style:font-name="Times New Roman" fo:font-size="9pt" fo:font-style="italic" style:font-size-asian="9pt" style:font-style-asian="italic" style:font-size-complex="9pt" style:font-style-complex="italic"/>
    </style:style>
    <style:style style:name="T37" style:family="text">
      <style:text-properties officeooo:rsid="0022c0ef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22c0ef" style:font-style-asian="italic" style:font-style-complex="italic"/>
    </style:style>
    <style:style style:name="T40" style:family="text">
      <style:text-properties fo:font-style="italic" officeooo:rsid="002354ac" style:font-style-asian="italic" style:font-style-complex="italic"/>
    </style:style>
    <style:style style:name="T41" style:family="text">
      <style:text-properties fo:font-style="italic" officeooo:rsid="002bfce7" style:font-style-asian="italic" style:font-style-complex="italic"/>
    </style:style>
    <style:style style:name="T42" style:family="text">
      <style:text-properties fo:font-style="italic" officeooo:rsid="002c9e92" style:font-style-asian="italic" style:font-style-complex="italic"/>
    </style:style>
    <style:style style:name="T43" style:family="text">
      <style:text-properties fo:font-style="italic" officeooo:rsid="002cffc1" style:font-style-asian="italic" style:font-style-complex="italic"/>
    </style:style>
    <style:style style:name="T44" style:family="text">
      <style:text-properties fo:font-style="italic" officeooo:rsid="002deff4" style:font-style-asian="italic" style:font-style-complex="italic"/>
    </style:style>
    <style:style style:name="T45" style:family="text">
      <style:text-properties fo:font-style="italic" officeooo:rsid="002ef55c" style:font-style-asian="italic" style:font-style-complex="italic"/>
    </style:style>
    <style:style style:name="T46" style:family="text">
      <style:text-properties fo:font-style="italic" officeooo:rsid="0030d38e" style:font-style-asian="italic" style:font-style-complex="italic"/>
    </style:style>
    <style:style style:name="T47" style:family="text">
      <style:text-properties fo:font-style="italic" officeooo:rsid="0032b174" style:font-style-asian="italic" style:font-style-complex="italic"/>
    </style:style>
    <style:style style:name="T48" style:family="text">
      <style:text-properties fo:font-style="italic" officeooo:rsid="00358d1e" style:font-style-asian="italic" style:font-style-complex="italic"/>
    </style:style>
    <style:style style:name="T49" style:family="text">
      <style:text-properties fo:font-style="italic" officeooo:rsid="00359698" style:font-style-asian="italic" style:font-style-complex="italic"/>
    </style:style>
    <style:style style:name="T50" style:family="text">
      <style:text-properties fo:font-style="italic" officeooo:rsid="003636be" style:font-style-asian="italic" style:font-style-complex="italic"/>
    </style:style>
    <style:style style:name="T51" style:family="text">
      <style:text-properties fo:font-style="italic" officeooo:rsid="0036cb7a" style:font-style-asian="italic" style:font-style-complex="italic"/>
    </style:style>
    <style:style style:name="T52" style:family="text">
      <style:text-properties fo:font-style="italic" officeooo:rsid="0038b1e8" style:font-style-asian="italic" style:font-style-complex="italic"/>
    </style:style>
    <style:style style:name="T53" style:family="text">
      <style:text-properties fo:font-style="italic" officeooo:rsid="003a07e0" style:font-style-asian="italic" style:font-style-complex="italic"/>
    </style:style>
    <style:style style:name="T54" style:family="text">
      <style:text-properties officeooo:rsid="002354ac"/>
    </style:style>
    <style:style style:name="T55" style:family="text">
      <style:text-properties officeooo:rsid="0026ddb7"/>
    </style:style>
    <style:style style:name="T56" style:family="text">
      <style:text-properties officeooo:rsid="002831d6"/>
    </style:style>
    <style:style style:name="T57" style:family="text">
      <style:text-properties officeooo:rsid="002bfce7"/>
    </style:style>
    <style:style style:name="T58" style:family="text">
      <style:text-properties officeooo:rsid="002c9e92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02cffc1"/>
    </style:style>
    <style:style style:name="T61" style:family="text">
      <style:text-properties officeooo:rsid="002deff4"/>
    </style:style>
    <style:style style:name="T62" style:family="text">
      <style:text-properties officeooo:rsid="002ef55c"/>
    </style:style>
    <style:style style:name="T63" style:family="text">
      <style:text-properties officeooo:rsid="0030d38e"/>
    </style:style>
    <style:style style:name="T64" style:family="text">
      <style:text-properties officeooo:rsid="0032b174"/>
    </style:style>
    <style:style style:name="T65" style:family="text">
      <style:text-properties fo:font-size="9pt" style:font-size-asian="9pt" style:font-size-complex="9pt"/>
    </style:style>
    <style:style style:name="T66" style:family="text">
      <style:text-properties fo:font-size="9pt" fo:font-style="italic" style:font-size-asian="9pt" style:font-style-asian="italic" style:font-size-complex="9pt" style:font-style-complex="italic"/>
    </style:style>
    <style:style style:name="T67" style:family="text">
      <style:text-properties fo:font-size="9pt" fo:font-style="italic" officeooo:rsid="001de71f" style:font-size-asian="9pt" style:font-style-asian="italic" style:font-size-complex="9pt" style:font-style-complex="italic"/>
    </style:style>
    <style:style style:name="T68" style:family="text">
      <style:text-properties fo:font-size="9pt" fo:font-style="italic" officeooo:rsid="002831d6" style:font-size-asian="9pt" style:font-style-asian="italic" style:font-size-complex="9pt" style:font-style-complex="italic"/>
    </style:style>
    <style:style style:name="T69" style:family="text">
      <style:text-properties fo:font-size="9pt" fo:font-style="italic" officeooo:rsid="002422a7" style:font-size-asian="9pt" style:font-style-asian="italic" style:font-size-complex="9pt" style:font-style-complex="italic"/>
    </style:style>
    <style:style style:name="T70" style:family="text">
      <style:text-properties fo:font-size="9pt" fo:font-style="italic" officeooo:rsid="002bfce7" style:font-size-asian="9pt" style:font-style-asian="italic" style:font-size-complex="9pt" style:font-style-complex="italic"/>
    </style:style>
    <style:style style:name="T71" style:family="text">
      <style:text-properties fo:font-size="9pt" fo:font-style="italic" officeooo:rsid="002119df" style:font-size-asian="9pt" style:font-style-asian="italic" style:font-size-complex="9pt" style:font-style-complex="italic"/>
    </style:style>
    <style:style style:name="T72" style:family="text">
      <style:text-properties fo:font-size="9pt" fo:font-style="italic" officeooo:rsid="002cffc1" style:font-size-asian="9pt" style:font-style-asian="italic" style:font-size-complex="9pt" style:font-style-complex="italic"/>
    </style:style>
    <style:style style:name="T73" style:family="text">
      <style:text-properties fo:font-size="9pt" fo:font-style="italic" officeooo:rsid="002deff4" style:font-size-asian="9pt" style:font-style-asian="italic" style:font-size-complex="9pt" style:font-style-complex="italic"/>
    </style:style>
    <style:style style:name="T74" style:family="text">
      <style:text-properties fo:font-size="9pt" fo:font-style="italic" officeooo:rsid="002ef55c" style:font-size-asian="9pt" style:font-style-asian="italic" style:font-size-complex="9pt" style:font-style-complex="italic"/>
    </style:style>
    <style:style style:name="T75" style:family="text">
      <style:text-properties fo:font-size="9pt" fo:font-style="italic" officeooo:rsid="00214687" style:font-size-asian="9pt" style:font-style-asian="italic" style:font-size-complex="9pt" style:font-style-complex="italic"/>
    </style:style>
    <style:style style:name="T76" style:family="text">
      <style:text-properties fo:font-size="9pt" fo:font-style="italic" officeooo:rsid="0022c0ef" style:font-size-asian="9pt" style:font-style-asian="italic" style:font-size-complex="9pt" style:font-style-complex="italic"/>
    </style:style>
    <style:style style:name="T77" style:family="text">
      <style:text-properties fo:font-size="9pt" fo:font-style="italic" officeooo:rsid="003636be" style:font-size-asian="9pt" style:font-style-asian="italic" style:font-size-complex="9pt" style:font-style-complex="italic"/>
    </style:style>
    <style:style style:name="T78" style:family="text">
      <style:text-properties fo:font-size="9pt" fo:font-style="italic" style:text-underline-style="none" officeooo:rsid="002cffc1" style:font-size-asian="9pt" style:font-style-asian="italic" style:font-size-complex="9pt" style:font-style-complex="italic"/>
    </style:style>
    <style:style style:name="T79" style:family="text">
      <style:text-properties fo:font-size="9pt" fo:font-style="italic" style:text-underline-style="none" officeooo:rsid="00358d1e" style:font-size-asian="7.84999990463257pt" style:font-style-asian="italic" style:font-size-complex="9pt" style:font-style-complex="italic"/>
    </style:style>
    <style:style style:name="T80" style:family="text">
      <style:text-properties fo:font-size="9pt" fo:font-style="italic" style:font-size-asian="7.84999990463257pt" style:font-style-asian="italic" style:font-size-complex="9pt" style:font-style-complex="italic"/>
    </style:style>
    <style:style style:name="T81" style:family="text">
      <style:text-properties fo:font-size="9pt" fo:font-style="italic" officeooo:rsid="00358d1e" style:font-size-asian="7.84999990463257pt" style:font-style-asian="italic" style:font-size-complex="9pt" style:font-style-complex="italic"/>
    </style:style>
    <style:style style:name="T82" style:family="text">
      <style:text-properties fo:font-size="9pt" fo:font-style="normal" style:font-size-asian="9pt" style:font-style-asian="normal" style:font-size-complex="9pt" style:font-style-complex="normal"/>
    </style:style>
    <style:style style:name="T83" style:family="text">
      <style:text-properties fo:font-size="9pt" fo:font-style="normal" officeooo:rsid="002cffc1" style:font-size-asian="9pt" style:font-style-asian="normal" style:font-size-complex="9pt" style:font-style-complex="normal"/>
    </style:style>
    <style:style style:name="T84" style:family="text">
      <style:text-properties fo:font-size="9pt" fo:font-style="normal" officeooo:rsid="002deff4" style:font-size-asian="9pt" style:font-style-asian="normal" style:font-size-complex="9pt" style:font-style-complex="normal"/>
    </style:style>
    <style:style style:name="T85" style:family="text">
      <style:text-properties fo:font-size="9pt" fo:font-style="normal" officeooo:rsid="0022c0ef" style:font-size-asian="9pt" style:font-style-asian="normal" style:font-size-complex="9pt" style:font-style-complex="normal"/>
    </style:style>
    <style:style style:name="T86" style:family="text">
      <style:text-properties fo:font-size="9pt" fo:font-style="normal" style:text-underline-style="none" officeooo:rsid="002cffc1" style:font-size-asian="9pt" style:font-style-asian="normal" style:font-size-complex="9pt" style:font-style-complex="normal"/>
    </style:style>
    <style:style style:name="T87" style:family="text">
      <style:text-properties fo:font-size="9pt" fo:font-style="normal" style:font-size-asian="7.84999990463257pt" style:font-style-asian="normal" style:font-size-complex="9pt" style:font-style-complex="normal"/>
    </style:style>
    <style:style style:name="T88" style:family="text">
      <style:text-properties officeooo:rsid="00358d1e"/>
    </style:style>
    <style:style style:name="T89" style:family="text">
      <style:text-properties officeooo:rsid="00359698"/>
    </style:style>
    <style:style style:name="T90" style:family="text">
      <style:text-properties officeooo:rsid="003636be"/>
    </style:style>
    <style:style style:name="T91" style:family="text">
      <style:text-properties officeooo:rsid="0038b1e8"/>
    </style:style>
    <style:style style:name="T92" style:family="text">
      <style:text-properties officeooo:rsid="003a07e0"/>
    </style:style>
    <style:style style:name="T93" style:family="text">
      <style:text-properties officeooo:rsid="003e48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59">Builtins</text:span></text:p>
      <text:p text:style-name="P15">range(<text:span text:style-name="T72">stop</text:span>) <text:span text:style-name="T33">or</text:span><text:span text:style-name="T43"> </text:span><text:span text:style-name="T17">range(</text:span><text:span text:style-name="T72">start, stop</text:span><text:span text:style-name="T83">[</text:span><text:span text:style-name="T72">, step=1</text:span><text:span text:style-name="T83">]</text:span><text:span text:style-name="T17">)</text:span></text:p>
      <text:p text:style-name="Func_20_Details"><text:tab/>The arguments to the range constructor must be integers</text:p>
      <text:p text:style-name="P15"><text:span text:style-name="T17"/></text:p>
      <text:p text:style-name="P15"><text:span text:style-name="T2">zip(</text:span><text:span text:style-name="T67">*</text:span><text:span text:style-name="T72">iterables</text:span><text:span text:style-name="T2">)</text:span></text:p>
      <text:p text:style-name="Func_20_Details"><text:tab/><text:span text:style-name="T60">Make an iterator that aggregates elements from each of the iterables.</text:span></text:p>
      <text:p text:style-name="P15"/>
      <text:p text:style-name="P15"><text:span text:style-name="T7">len(</text:span><text:span text:style-name="T72">s</text:span><text:span text:style-name="T7">)</text:span></text:p>
      <text:p text:style-name="Func_20_Details"><text:tab/><text:span text:style-name="T60">Return length (number of items) of an object. </text:span></text:p>
      <text:p text:style-name="P15"/>
      <text:p text:style-name="P15">abs(<text:span text:style-name="T72">x</text:span>)</text:p>
      <text:p text:style-name="Func_20_Details"><text:tab/><text:span text:style-name="T60">Return the absolute value of a number.</text:span></text:p>
      <text:p text:style-name="P15"/>
      <text:p text:style-name="P15">sum(<text:span text:style-name="T72">iterable, /, start=0</text:span>)</text:p>
      <text:p text:style-name="Func_20_Details"><text:tab/><text:span text:style-name="T60">Sums </text:span><text:span text:style-name="T43">start</text:span><text:span text:style-name="T60"> and the items of an iterable from left to right, and returns total. </text:span></text:p>
      <text:p text:style-name="P15"/>
      <text:p text:style-name="P15">max(<text:span text:style-name="T72">iterable *</text:span><text:span text:style-name="T83">[</text:span><text:span text:style-name="T72">, key, default</text:span><text:span text:style-name="T83">]</text:span>) <text:span text:style-name="T33">or</text:span><text:span text:style-name="T60"> max(</text:span><text:span text:style-name="T72">arg1, arg2, *args</text:span><text:span text:style-name="T83">[</text:span><text:span text:style-name="T72">, key</text:span><text:span text:style-name="T83">]</text:span><text:span text:style-name="T17">)</text:span></text:p>
      <text:p text:style-name="Func_20_Details"><text:tab/>Return the largest item in an iterable or the largest of two or more arguments.</text:p>
      <text:p text:style-name="P15"><text:span text:style-name="T17"/></text:p>
      <text:p text:style-name="P17"><text:span text:style-name="T60">min</text:span>(<text:span text:style-name="T72">iterable *</text:span><text:span text:style-name="T83">[</text:span><text:span text:style-name="T72">, key, default</text:span><text:span text:style-name="T83">]</text:span>) <text:span text:style-name="T33">or</text:span><text:span text:style-name="T60"> min(</text:span><text:span text:style-name="T72">arg1, arg2, *args</text:span><text:span text:style-name="T83">[</text:span><text:span text:style-name="T72">, key</text:span><text:span text:style-name="T83">]</text:span><text:span text:style-name="T17">)</text:span></text:p>
      <text:p text:style-name="Func_20_Details"><text:tab/><text:span text:style-name="T60">Return the smallest item in an iterable or the smallest of two or more arguments</text:span></text:p>
      <text:p text:style-name="P17"><text:span text:style-name="T17"/></text:p>
      <text:p text:style-name="P15">isinstance(<text:span text:style-name="T73">object, classinfo</text:span>)</text:p>
      <text:p text:style-name="Func_20_Details"><text:tab/><text:span text:style-name="T61">Return True if the </text:span><text:span text:style-name="T44">object</text:span><text:span text:style-name="T18"> argument is an instance of the </text:span><text:span text:style-name="T44">classinfo</text:span><text:span text:style-name="T18"> argument.</text:span></text:p>
      <text:p text:style-name="P15"/>
      <text:p text:style-name="P32">issubclass(<text:span text:style-name="T66">class, classinfo</text:span><text:span text:style-name="T14">)</text:span></text:p>
      <text:p text:style-name="Func_20_Details"><text:tab/><text:span text:style-name="T61">Return True if </text:span><text:span text:style-name="T44">class</text:span><text:span text:style-name="T61"> is a subclass of </text:span><text:span text:style-name="T44">classinfo</text:span><text:span text:style-name="T18">. A class is considered a subclass of itself. </text:span></text:p>
      <text:p text:style-name="P32"><text:span text:style-name="T14"/></text:p>
      <text:p text:style-name="P15"><text:span text:style-name="T2">dir(</text:span><text:span text:style-name="T84">[</text:span><text:span text:style-name="T73">object</text:span><text:span text:style-name="T84">]</text:span><text:span text:style-name="T2">)</text:span></text:p>
      <text:p text:style-name="Func_20_Details"><text:tab/><text:span text:style-name="T61">Without an argument, return the list of names in the current local scope. With an argument, return a list of valid <text:tab/>attributes for that object. </text:span></text:p>
      <text:p text:style-name="P15"/>
      <text:p text:style-name="P15"><text:span text:style-name="T2">all(</text:span><text:span text:style-name="T73">iterable</text:span><text:span text:style-name="T2">)</text:span></text:p>
      <text:p text:style-name="Func_20_Details"><text:tab/><text:span text:style-name="T61">Return True if all elements of the iterable are True (or the iterable is empty). </text:span></text:p>
      <text:p text:style-name="P15"/>
      <text:p text:style-name="P15"><text:span text:style-name="T2">any(</text:span><text:span text:style-name="T73">iterable</text:span><text:span text:style-name="T2">)</text:span></text:p>
      <text:p text:style-name="Func_20_Details"><text:tab/><text:span text:style-name="T61">Return True if any of the elements in iterable is True. If the iterable is empty, return False. </text:span></text:p>
      <text:p text:style-name="P15"/>
      <text:p text:style-name="P15"><text:span text:style-name="T3">ord(</text:span><text:span text:style-name="T73">c</text:span><text:span text:style-name="T3">)</text:span></text:p>
      <text:p text:style-name="P6"><text:tab/><text:span text:style-name="T61">Return integer representing Unicode of chararacter </text:span><text:span text:style-name="T44">c</text:span><text:span text:style-name="T18">.</text:span></text:p>
      <text:p text:style-name="P15"/>
      <text:p text:style-name="P32">chr(<text:span text:style-name="T66">i</text:span><text:span text:style-name="T14">)</text:span></text:p>
      <text:p text:style-name="Func_20_Details"><text:tab/><text:span text:style-name="T61">Return the string representing character whose Unicode is integer </text:span><text:span text:style-name="T44">i</text:span><text:span text:style-name="T18">.</text:span></text:p>
      <text:p text:style-name="P32"><text:span text:style-name="T14"/></text:p>
      <text:p text:style-name="P15"><text:span text:style-name="T3">id(</text:span><text:span text:style-name="T74">object</text:span><text:span text:style-name="T3">)</text:span></text:p>
      <text:p text:style-name="Func_20_Details"><text:tab/><text:span text:style-name="T62">Return identity of </text:span><text:span text:style-name="T45">object</text:span><text:span text:style-name="T62">; integer which is unique and constant for the lifetime of the object. </text:span></text:p>
      <text:p text:style-name="P15"/>
      <text:p text:style-name="P15"><text:span text:style-name="T3">type(</text:span><text:span text:style-name="T74">object</text:span><text:span text:style-name="T3">) </text:span><text:span text:style-name="T34">or</text:span><text:span text:style-name="T19"> type(</text:span><text:span text:style-name="T74">name, bases, dict</text:span><text:span text:style-name="T19">)</text:span></text:p>
      <text:p text:style-name="Func_20_Details"><text:tab/><text:span text:style-name="T62">With one argument, return the </text:span><text:span text:style-name="T19">type of </text:span><text:span text:style-name="T45">object</text:span><text:span text:style-name="T19">. With three arguments, return a new type object. </text:span></text:p>
      <text:p text:style-name="P15"><text:span text:style-name="T19"/></text:p>
      <text:p text:style-name="P15"><text:span text:style-name="T7">bin(</text:span><text:span text:style-name="T74">x</text:span><text:span text:style-name="T7">)</text:span></text:p>
      <text:p text:style-name="Func_20_Details"><text:tab/><text:span text:style-name="T62">Convert an integer to a binary string prefixed with “</text:span><text:span text:style-name="T45">0b”</text:span><text:span text:style-name="T19">. </text:span></text:p>
      <text:p text:style-name="P15"/>
      <text:p text:style-name="P15"><text:span text:style-name="T7">hex(</text:span><text:span text:style-name="T74">x</text:span><text:span text:style-name="T7">)</text:span></text:p>
      <text:p text:style-name="Func_20_Details"><text:tab/><text:span text:style-name="T62">Convert an integer to a hex string prefixed with </text:span><text:span text:style-name="T45">“0x”</text:span><text:span text:style-name="T19">.</text:span></text:p>
      <text:p text:style-name="P15"/>
      <text:p text:style-name="P15"/>
      <text:p text:style-name="P15"><text:soft-page-break/><text:span text:style-name="T7">enumerate(</text:span><text:span text:style-name="T74">iterable, start=0</text:span><text:span text:style-name="T7">) </text:span></text:p>
      <text:p text:style-name="Func_20_Details"><text:tab/><text:span text:style-name="T62">Return a enumerate object. Yields a tuple containing a count, and the next value of the iterable. </text:span></text:p>
      <text:p text:style-name="P15"/>
      <text:p text:style-name="P33">eval(<text:span text:style-name="T66">expression</text:span><text:span text:style-name="T82">[</text:span><text:span text:style-name="T66">, globals</text:span><text:span text:style-name="T82">[</text:span><text:span text:style-name="T66">, locals</text:span><text:span text:style-name="T82">]]</text:span><text:span text:style-name="T14">)</text:span></text:p>
      <text:p text:style-name="Func_20_Details"><text:tab/>The expression argument is parsed and evaluated as a Python expression (technically speaking, a condition list) <text:tab/>using the globals and locals dictionaries as global and local namespace.</text:p>
      <text:p text:style-name="P33"><text:span text:style-name="T14"/></text:p>
      <text:p text:style-name="P15"><text:span text:style-name="T7">sorted(</text:span><text:span text:style-name="T74">iterable, *, key=None, reverse=False</text:span><text:span text:style-name="T7">)</text:span></text:p>
      <text:p text:style-name="Func_20_Details"><text:tab/><text:span text:style-name="T62">Return a new sorted list from the items in </text:span><text:span text:style-name="T45">iterable</text:span><text:span text:style-name="T19">. </text:span><text:span text:style-name="T45">key</text:span><text:span text:style-name="T19"> specifies a function of one argument that extracts the <text:tab/>comparison key for each element. </text:span></text:p>
      <text:p text:style-name="P15"/>
      <text:p text:style-name="P15"><text:span text:style-name="T3">del</text:span></text:p>
      <text:p text:style-name="Func_20_Details"><text:tab/>Deletion of a name removes the binding of that name from the local or global namespace. </text:p>
      <text:p text:style-name="P15"/>
      <text:p text:style-name="P15"><text:span text:style-name="T7">next(</text:span><text:span text:style-name="T78">iterator</text:span><text:span text:style-name="T86">[</text:span><text:span text:style-name="T78">, default</text:span><text:span text:style-name="T86">]</text:span><text:span text:style-name="T7">)</text:span></text:p>
      <text:p text:style-name="Func_20_Details"><text:tab/><text:span text:style-name="T60">Retrieve the next item from the iterator by calling its </text:span><text:span text:style-name="T43">__next__()</text:span><text:span text:style-name="T17"> method. If </text:span><text:span text:style-name="T43">default</text:span><text:span text:style-name="T17"> is given, it is returned if the <text:tab/>iterator is exhausted, otherwise StopIteration is raised. </text:span></text:p>
      <text:p text:style-name="P15"/>
      <text:p text:style-name="P31">map(<text:span text:style-name="T66">function, iterable, ...</text:span><text:span text:style-name="T14">)</text:span></text:p>
      <text:p text:style-name="Func_20_Details"><text:tab/>Return an iterator that applies function to every item of iterable, yielding the results. If additional iterable <text:tab/>arguments are passed, function must take that many arguments and is applied to the items from all iterables in <text:tab/>parallel. With multiple iterables, the iterator stops when the shortest iterable is exhausted.</text:p>
      <text:p text:style-name="P31"><text:span text:style-name="T14"/></text:p>
      <text:p text:style-name="P15"><text:span text:style-name="T7">iter(</text:span><text:span text:style-name="T73">object</text:span><text:span text:style-name="T84">[</text:span><text:span text:style-name="T73">, sentinel</text:span><text:span text:style-name="T84">]</text:span><text:span text:style-name="T7">)</text:span></text:p>
      <text:p text:style-name="P6"><text:tab/><text:span text:style-name="T61">Returns an iterator object. Without the second argument, </text:span><text:span text:style-name="T44">object</text:span><text:span text:style-name="T18"> must be a collection object which supports <text:tab/>iteration. If the</text:span><text:span text:style-name="T44"> sentinel</text:span><text:span text:style-name="T18"> argument is given, the object must be callable; the created iterator will call object with <text:tab/>no arguments until value returned is equal to</text:span><text:span text:style-name="T44"> sentinel</text:span><text:span text:style-name="T18">. </text:span><text:span text:style-name="T44"><text:s/></text:span></text:p>
      <text:p text:style-name="P59"/>
      <text:p text:style-name="P59">setattr(<text:span text:style-name="T66">object, name, value</text:span><text:span text:style-name="T14">)</text:span></text:p>
      <text:p text:style-name="Func_20_Details"><text:tab/><text:span text:style-name="T63">Assign </text:span><text:span text:style-name="T46">value</text:span><text:span text:style-name="T20"> to the attribute </text:span><text:span text:style-name="T46">name</text:span><text:span text:style-name="T20">, provided the object allows it. setattr(x, 'foobar', 123) is equivalent to <text:tab/>x.foobar = 123</text:span></text:p>
      <text:p text:style-name="P59"/>
      <text:p text:style-name="P59"><text:span text:style-name="T14">getattr(</text:span><text:span text:style-name="T66">object, name</text:span><text:span text:style-name="T82">[</text:span><text:span text:style-name="T66">, default</text:span><text:span text:style-name="T82">]</text:span><text:span text:style-name="T14">)</text:span></text:p>
      <text:p text:style-name="Func_20_Details"><text:tab/><text:span text:style-name="T63">Return the value of the named attribute of the object. getattr(x, 'foobar') is equivalent to x.foobar</text:span></text:p>
      <text:p text:style-name="P59"><text:span text:style-name="T14"/></text:p>
      <text:p text:style-name="P63"><text:span text:style-name="T14">delattr(</text:span><text:span text:style-name="T66">object, name</text:span><text:span text:style-name="T14">)</text:span></text:p>
      <text:p text:style-name="Func_20_Details"><text:tab/>del attr(x, 'foobar') is equivalent to del x.foobar</text:p>
      <text:p text:style-name="P59"><text:span text:style-name="T14"/></text:p>
      <text:p text:style-name="P63"><text:span text:style-name="T14">hasattr(</text:span><text:span text:style-name="T66">object, name</text:span><text:span text:style-name="T14">)</text:span></text:p>
      <text:p text:style-name="Func_20_Details"><text:tab/><text:span text:style-name="T63">True if </text:span><text:span text:style-name="T46">name</text:span><text:span text:style-name="T20"> is the string of the name of one of the objects attributes, False if not. </text:span></text:p>
      <text:p text:style-name="P63"><text:span text:style-name="T14"/></text:p>
      <text:p text:style-name="P60"><text:span text:style-name="T14">reversed(</text:span><text:span text:style-name="T66">seq</text:span><text:span text:style-name="T14">)</text:span></text:p>
      <text:p text:style-name="Func_20_Details"><text:tab/><text:span text:style-name="T63">Return a reverse iterator. </text:span></text:p>
      <text:p text:style-name="P60"><text:span text:style-name="T14"/></text:p>
      <text:p text:style-name="P61">round(<text:span text:style-name="T66">number</text:span><text:span text:style-name="T65">[</text:span><text:span text:style-name="T66">, ndigits</text:span><text:span text:style-name="T65">]</text:span>)</text:p>
      <text:p text:style-name="Func_20_Details"><text:tab/>Return number rounded to ndigits precision after the decimal point. If ndigits is omitted or is None, it returns <text:tab/>the nearest integer to its input.</text:p>
      <text:p text:style-name="P61"/>
      <text:p text:style-name="P62">callable(<text:span text:style-name="T66">object</text:span>)</text:p>
      <text:p text:style-name="Func_20_Details"><text:tab/><text:span text:style-name="T63">Return True if the </text:span><text:span text:style-name="T46">object</text:span><text:span text:style-name="T20"> appears callable, False if not. </text:span></text:p>
      <text:p text:style-name="P62"/>
      <text:p text:style-name="P62">complex(<text:span text:style-name="T65">[</text:span><text:span text:style-name="T66">real</text:span><text:span text:style-name="T65">[, </text:span><text:span text:style-name="T66">imag</text:span><text:span text:style-name="T65">]]</text:span>)</text:p>
      <text:p text:style-name="Func_20_Details"><text:tab/><text:span text:style-name="T63">Returns a complex number with the value </text:span><text:span text:style-name="T46">real</text:span><text:span text:style-name="T20"> + </text:span><text:span text:style-name="T46">imag</text:span><text:span text:style-name="T20"> * j, or convert a string or number to a complex number.</text:span></text:p>
      <text:p text:style-name="P61"/>
      <text:p text:style-name="P62">breakpoint(<text:span text:style-name="T66">*args, **kws</text:span>)</text:p>
      <text:p text:style-name="Func_20_Details"><text:tab/>This function drops you into the debugger at the call site.</text:p>
      <text:p text:style-name="P59"><text:span text:style-name="T14"/></text:p>
      <text:p text:style-name="P14"/>
      <text:p text:style-name="P64"><text:soft-page-break/>filter(<text:span text:style-name="T66">function, iterable</text:span><text:span text:style-name="T14">)</text:span></text:p>
      <text:p text:style-name="P7"><text:tab/><text:span text:style-name="T64">Construct an iterator from those elements of </text:span><text:span text:style-name="T47">iterable</text:span><text:span text:style-name="T21"> for which </text:span><text:span text:style-name="T47">function</text:span><text:span text:style-name="T21"> returns True. </text:span></text:p>
      <text:p text:style-name="P8"><text:span text:style-name="T5"/></text:p>
      <text:p text:style-name="P8"><text:span text:style-name="T5"/></text:p>
      <text:p text:style-name="P7"><text:span text:style-name="T6">os</text:span></text:p>
      <text:p text:style-name="P18">name</text:p>
      <text:p text:style-name="P18"/>
      <text:p text:style-name="P18">environ</text:p>
      <text:p text:style-name="P18"/>
      <text:p text:style-name="P18"><text:span text:style-name="T3">system(</text:span><text:span text:style-name="T79">command</text:span><text:span text:style-name="T3">)</text:span></text:p>
      <text:p text:style-name="Func_20_Details"><text:tab/><text:span text:style-name="T88">Execute string </text:span><text:span text:style-name="T48">command</text:span><text:span text:style-name="T22"> in a subshell. Implemented by calling C function system(). On Unix, returns the exit <text:tab/>status of the process in the format for wait(). On Windows, return the value returned by system shell. </text:span></text:p>
      <text:p text:style-name="P18"/>
      <text:p text:style-name="P34">replace(<text:span text:style-name="T80">src, dst, *, src_dir_fd=None, dst_dir_fd=None</text:span>)</text:p>
      <text:p text:style-name="Func_20_Details"><text:tab/><text:span text:style-name="T89">Rename the file or directory </text:span><text:span text:style-name="T49">src </text:span><text:span text:style-name="T23">to </text:span><text:span text:style-name="T49">dst</text:span><text:span text:style-name="T23">. Raises error if </text:span><text:span text:style-name="T49">dst</text:span><text:span text:style-name="T23"> is a directory, if it is a file, said file is replaced. </text:span></text:p>
      <text:p text:style-name="P18"/>
      <text:p text:style-name="P34">scandir(<text:span text:style-name="T80">path=’.’</text:span>)</text:p>
      <text:p text:style-name="Func_20_Details"><text:tab/><text:span text:style-name="T88">Returns an iterator corresponding to the entries in the directory given by </text:span><text:span text:style-name="T48">path</text:span><text:span text:style-name="T22">. In arbitrary order, and does not <text:tab/>include </text:span><text:span text:style-name="T48">‘.’</text:span><text:span text:style-name="T22"> or </text:span><text:span text:style-name="T48">‘..’</text:span><text:span text:style-name="T22">. </text:span></text:p>
      <text:p text:style-name="P18"/>
      <text:p text:style-name="P18">listdir(<text:span text:style-name="T81">path=’.’</text:span>)</text:p>
      <text:p text:style-name="Func_20_Details"><text:tab/><text:span text:style-name="T88">Returns a list containing the names of the entries in the directory given by </text:span><text:span text:style-name="T48">path</text:span><text:span text:style-name="T22">. List is in arbitrary order, and <text:tab/>does not include </text:span><text:span text:style-name="T48">‘.’ or ‘..’</text:span><text:span text:style-name="T22">. </text:span></text:p>
      <text:p text:style-name="P18"/>
      <text:p text:style-name="P18">walk(<text:span text:style-name="T81">top, topdown=True, onerror=None, followlinks=False</text:span>)</text:p>
      <text:p text:style-name="Func_20_Details"><text:tab/><text:span text:style-name="T88">Generate the file names in a directory tree by wakling the tree, either top-down or bottom-up. For each <text:tab/>directory in the tree rooted at directory </text:span><text:span text:style-name="T48">top</text:span><text:span text:style-name="T22">, yields a 3-tuple, (dirpath, dirnames, filenames). </text:span></text:p>
      <text:p text:style-name="P18"/>
      <text:p text:style-name="P18"><text:span text:style-name="T3">stat(</text:span><text:span text:style-name="T81">path, *, dir_fd=None, follow_symlinks=True</text:span><text:span text:style-name="T3">)</text:span></text:p>
      <text:p text:style-name="Func_20_Details"><text:tab/><text:span text:style-name="T88">Get the status of a file or file descriptor – performs equivalent of a stat() system call on given </text:span><text:span text:style-name="T48">path</text:span><text:span text:style-name="T88">. </text:span></text:p>
      <text:p text:style-name="P18"/>
      <text:p text:style-name="P51">remove(<text:span text:style-name="T80">path, *, dir_fd=None</text:span>)</text:p>
      <text:p text:style-name="Func_20_Details"><text:tab/><text:span text:style-name="T88">Remove (delete) the file </text:span><text:span text:style-name="T48">path</text:span><text:span text:style-name="T22">. Raises </text:span><text:span text:style-name="T48">IsADirectoryError</text:span><text:span text:style-name="T22"> if </text:span><text:span text:style-name="T48">path</text:span><text:span text:style-name="T22"> is a directory. </text:span></text:p>
      <text:p text:style-name="P51"/>
      <text:p text:style-name="P51">rmdir(<text:span text:style-name="T80">path, *, dir_fd=None</text:span>)</text:p>
      <text:p text:style-name="Func_20_Details"><text:tab/><text:span text:style-name="T88">Remove (delete) the directory </text:span><text:span text:style-name="T48">path</text:span><text:span text:style-name="T22">. </text:span></text:p>
      <text:p text:style-name="P51"/>
      <text:p text:style-name="P52">readlink(<text:span text:style-name="T80">path, *, dir_fd=None</text:span>)</text:p>
      <text:p text:style-name="Func_20_Details"><text:tab/><text:span text:style-name="T89">Return a string representing the path to which the symbolic link points. </text:span></text:p>
      <text:p text:style-name="P52"/>
      <text:p text:style-name="P52">link(<text:span text:style-name="T80">src, dst, *, src_dir_fd=None, dst_dir_fd=None, follow_symlinks=True</text:span>)</text:p>
      <text:p text:style-name="Func_20_Details"><text:tab/><text:span text:style-name="T89">Create a hard link pointing to </text:span><text:span text:style-name="T49">src</text:span><text:span text:style-name="T23"> named </text:span><text:span text:style-name="T49">dst</text:span><text:span text:style-name="T23">. </text:span></text:p>
      <text:p text:style-name="P52"/>
      <text:p text:style-name="P52">symlink(<text:span text:style-name="T80">src, dst, target_is_directory=False, *, dir_fd=None</text:span>)</text:p>
      <text:p text:style-name="Func_20_Details"><text:tab/><text:span text:style-name="T89">Create a symbolic link pointing to </text:span><text:span text:style-name="T49">src</text:span><text:span text:style-name="T23"> named </text:span><text:span text:style-name="T49">dst</text:span><text:span text:style-name="T23">. </text:span></text:p>
      <text:p text:style-name="P52"/>
      <text:p text:style-name="P52">chown(<text:span text:style-name="T80">path, uid, gid, *, dir_fd=None, follow_symlinks=True</text:span>)</text:p>
      <text:p text:style-name="Func_20_Details"><text:tab/><text:span text:style-name="T89">Change the owner and group id of path to the numeric </text:span><text:span text:style-name="T49">uid</text:span><text:span text:style-name="T23"> </text:span><text:span text:style-name="T89">and </text:span><text:span text:style-name="T49">gid. </text:span><text:span text:style-name="T23">Leave unchanged for -1. </text:span></text:p>
      <text:p text:style-name="P52"/>
      <text:p text:style-name="P52">chmod(<text:span text:style-name="T80">path, mode, *, dir_fd=None, follow_symlinks=True</text:span>)</text:p>
      <text:p text:style-name="Func_20_Details"><text:tab/><text:span text:style-name="T89">Change the mode of </text:span><text:span text:style-name="T49">path</text:span><text:span text:style-name="T23"> to the numeric </text:span><text:span text:style-name="T49">mode</text:span><text:span text:style-name="T23">. </text:span></text:p>
      <text:p text:style-name="P52"/>
      <text:p text:style-name="P52">chroot(<text:span text:style-name="T80">path</text:span>)</text:p>
      <text:p text:style-name="Func_20_Details"><text:tab/><text:span text:style-name="T89">Change the root directory of the current process to </text:span><text:span text:style-name="T49">path</text:span><text:span text:style-name="T23">. </text:span></text:p>
      <text:p text:style-name="P52"/>
      <text:p text:style-name="P52">sync()</text:p>
      <text:p text:style-name="Func_20_Details"><text:tab/><text:span text:style-name="T89">Force write of everything to disk. </text:span></text:p>
      <text:p text:style-name="P68">os.path</text:p>
      <text:p text:style-name="code"><text:span text:style-name="T2">realpath(</text:span><text:span text:style-name="T75">path</text:span><text:span text:style-name="T2">)</text:span></text:p>
      <text:p text:style-name="Func_20_Details"><text:tab/><text:span text:style-name="T8">Return the canonical path of the specified filename, eliminating any symbolic links in the path.</text:span></text:p>
      <text:p text:style-name="P22"/>
      <text:p text:style-name="P22"><text:span text:style-name="T2">abspath(</text:span><text:span text:style-name="T75">path</text:span><text:span text:style-name="T2">)</text:span></text:p>
      <text:p text:style-name="Func_20_Details"><text:span text:style-name="T10"><text:tab/>Return a normalized absolutized version of the pathname </text:span><text:span text:style-name="Emphasis"><text:span text:style-name="T13">path</text:span></text:span><text:span text:style-name="T10">.</text:span></text:p>
      <text:p text:style-name="P22"/>
      <text:p text:style-name="code">isfile(<text:span text:style-name="T76">path</text:span>)</text:p>
      <text:p text:style-name="P2"><text:tab/>Return True if path is an existing regular file. This follows symbolic links, so both islink() and isfile() can be <text:tab/>true for the same path.<text:tab/><text:tab/></text:p>
      <text:p text:style-name="P22"/>
      <text:p text:style-name="P18"><text:span text:style-name="T8">i</text:span>sdir(<text:span text:style-name="T75">path</text:span>)</text:p>
      <text:p text:style-name="P1"><text:span text:style-name="T9"><text:tab/>Return True if path is an existing directory. This follows symbolic links, so both islink() and isdir() can be true <text:tab/>for the same path.</text:span></text:p>
      <text:p text:style-name="Func_20_Details"/>
      <text:p text:style-name="P22">spitext<text:span text:style-name="T1">(</text:span><text:span text:style-name="T76">path</text:span><text:span text:style-name="T1">)</text:span></text:p>
      <text:p text:style-name="Func_20_Details"><text:span text:style-name="T10"><text:tab/>Split the pathname </text:span><text:span text:style-name="Emphasis"><text:span text:style-name="T13">path</text:span></text:span><text:span text:style-name="T12"> </text:span><text:span text:style-name="T10">into a pair </text:span><text:span text:style-name="Source_20_Text"><text:span text:style-name="T11">(root, ext)</text:span></text:span><text:span text:style-name="T12"> </text:span><text:span text:style-name="T10">such that </text:span><text:span text:style-name="Source_20_Text"><text:span text:style-name="T11">root + ext == path</text:span></text:span><text:span text:style-name="T10">, and </text:span><text:span text:style-name="Emphasis"><text:span text:style-name="T13">ext</text:span></text:span><text:span text:style-name="T12"> </text:span><text:span text:style-name="T10">is empty or begins with a <text:tab/>period and contains at most one period.</text:span></text:p>
      <text:p text:style-name="P1"/>
      <text:p text:style-name="P22"><text:span text:style-name="T2">getmtime(</text:span><text:span text:style-name="T76">path</text:span><text:span text:style-name="T2">)</text:span></text:p>
      <text:p text:style-name="Func_20_Details"><text:tab/>Return the time of last modification of path. The return value is a floating point number giving the number of <text:tab/>seconds since the epoch (see the time module). Raise OSError if the file does not exist or is inaccessible.</text:p>
      <text:p text:style-name="Func_20_Details"/>
      <text:p text:style-name="P22"><text:span text:style-name="T2">getctime(</text:span><text:span text:style-name="T76">path</text:span><text:span text:style-name="T2">)</text:span></text:p>
      <text:p text:style-name="Func_20_Details"><text:tab/>Return the system’s ctime which, on some systems (like Unix) is the time of the last metadata change, and, on <text:tab/>others (like Windows), is the creation time for path. The return value is a number giving the number of seconds <text:tab/>since the epoch</text:p>
      <text:p text:style-name="Func_20_Details"/>
      <text:p text:style-name="P22"><text:span text:style-name="T3">dirname(</text:span><text:span text:style-name="T76">path</text:span><text:span text:style-name="T3">)</text:span></text:p>
      <text:p text:style-name="Func_20_Details"><text:tab/>Return the directory name of pathname path.</text:p>
      <text:p text:style-name="Func_20_Details"/>
      <text:p text:style-name="P22"><text:span text:style-name="T3">basename(</text:span><text:span text:style-name="T76">path</text:span><text:span text:style-name="T3">)</text:span></text:p>
      <text:p text:style-name="Func_20_Details"><text:tab/>Return the base name of pathname path. </text:p>
      <text:p text:style-name="P22"/>
      <text:p text:style-name="P22"><text:span text:style-name="T37">get</text:span><text:span text:style-name="T3">size(</text:span><text:span text:style-name="T76">path</text:span><text:span text:style-name="T3">)</text:span></text:p>
      <text:p text:style-name="Func_20_Details"><text:tab/>Return the size, in bytes, of path.</text:p>
      <text:p text:style-name="P22"/>
      <text:p text:style-name="P22"><text:span text:style-name="T7">expanduser(</text:span><text:span text:style-name="T76">path</text:span><text:span text:style-name="T7">)</text:span></text:p>
      <text:p text:style-name="Func_20_Details"><text:tab/>On Unix and Windows, return the argument with an initial component of ~ or ~user replaced by that user’s <text:tab/>home directory.</text:p>
      <text:p text:style-name="P22"><text:tab/></text:p>
      <text:p text:style-name="P41"/>
      <text:p text:style-name="P69">sys</text:p>
      <text:p text:style-name="P18">argv</text:p>
      <text:p text:style-name="Func_20_Details"><text:tab/><text:span text:style-name="T54">The list of arguments passed to a python script. </text:span><text:span text:style-name="T40">argv[0]</text:span><text:span text:style-name="T15"> is the script name. </text:span><text:tab/></text:p>
      <text:p text:style-name="Func_20_Details"/>
      <text:p text:style-name="P18">getsizeof(<text:span text:style-name="T76">object</text:span><text:span text:style-name="T85">[</text:span><text:span text:style-name="T76">, default</text:span><text:span text:style-name="T85">]</text:span>)</text:p>
      <text:p text:style-name="Func_20_Details"><text:tab/>Return the size of an object in bytes. The object can be any type of object. All built-in objects will return <text:tab/>correct results, but this does not have to hold true for third-party extensions as it is implementation specific.</text:p>
      <text:p text:style-name="P18"/>
      <text:p text:style-name="P18">getrecursionlimit()</text:p>
      <text:p text:style-name="P2"><text:tab/>Return the current value of the recursion limit, the maximum depth of the Python interpreter stack. </text:p>
      <text:p text:style-name="P18"/>
      <text:p text:style-name="P27">setrecursionlimit(<text:span text:style-name="T66">limit</text:span>)</text:p>
      <text:p text:style-name="Func_20_Details"><text:tab/><text:span text:style-name="T37">Set the maximum depth of the Python interpreter stack to </text:span><text:span text:style-name="T39">limit</text:span><text:span text:style-name="T37">. </text:span></text:p>
      <text:p text:style-name="Func_20_Details"/>
      <text:p text:style-name="P18"><text:span text:style-name="T3">float_info</text:span></text:p>
      <text:p text:style-name="Func_20_Details"><text:tab/><text:span text:style-name="T54">A named tuple holding information about the float type. </text:span></text:p>
      <text:p text:style-name="P18"/>
      <text:p text:style-name="P18"><text:span text:style-name="T7">path</text:span></text:p>
      <text:p text:style-name="Func_20_Details"><text:tab/>A list of strings that specifies the search path for modules. Initialized from the environment variable <text:tab/>PYTHONPATH, plus an installation-dependent default.</text:p>
      <text:p text:style-name="P18"/>
      <text:p text:style-name="P43"/>
      <text:p text:style-name="P71">re</text:p>
      <text:p text:style-name="P26">findall(<text:span text:style-name="T69">pattern, string, flags=0</text:span>)</text:p>
      <text:p text:style-name="Func_20_Details"><text:tab/>Return all non-overlapping matches of pattern in string, as a list of strings. The string is scanned left-to-right, <text:tab/>and matches are returned in the order found. If one or more groups are present in the pattern, return a list of <text:tab/>groups; this will be a list of tuples if the pattern has more than one group. Empty matches are included in the <text:tab/>result.</text:p>
      <text:p text:style-name="P28"/>
      <text:p text:style-name="P28">finditer(<text:span text:style-name="T66">pattern, string, flags=0</text:span>)</text:p>
      <text:p text:style-name="Func_20_Details"><text:tab/>Return an iterator yielding match objects over all non-overlapping matches for the RE pattern in string. The <text:tab/>string is scanned left-to-right, and matches are returned in the order found. Empty matches are included in the <text:tab/>result.</text:p>
      <text:p text:style-name="P22"/>
      <text:p text:style-name="P29">match(<text:span text:style-name="T66">pattern, string, flags=0</text:span>)</text:p>
      <text:p text:style-name="Func_20_Details"><text:tab/>If zero or more characters at the beginning of string match the regular expression pattern, return a <text:tab/>corresponding match object. Return None if the string does not match the pattern; note that this is different <text:tab/>from a zero-length match.</text:p>
      <text:p text:style-name="P29"/>
      <text:p text:style-name="P29">search(<text:span text:style-name="T66">pattern, string, flags=0</text:span>)</text:p>
      <text:p text:style-name="Func_20_Details"><text:tab/>Scan through string looking for the first location where the regular expression pattern produces a match, and <text:tab/>return a corresponding match object. Return None if no position in the string matches the pattern; note that this <text:tab/>is different from finding a zero-length match at some point in the string.</text:p>
      <text:p text:style-name="P29"/>
      <text:p text:style-name="P22">sub(<text:span text:style-name="T66">pattern, repl, string, count=0, flags=0</text:span>)</text:p>
      <text:p text:style-name="P3"><text:tab/>Return the string obtained by replacing the leftmost non-overlapping occurrences of pattern in string by the <text:tab/>replacement <text:span text:style-name="T38">repl</text:span>. If the pattern isn’t found, string is returned unchanged. <text:span text:style-name="T38">repl</text:span> can be a string or a function; if it <text:tab/>is a string, any backslash escapes in it are processed. Backreferences, such as <text:span text:style-name="T38">\6</text:span>, are replaced with the <text:tab/>substring matched by group 6 in the pattern.</text:p>
      <text:p text:style-name="P22"/>
      <text:p text:style-name="P29">split(<text:span text:style-name="T66">pattern, string, maxsplit=0, flags=0</text:span>)</text:p>
      <text:p text:style-name="Func_20_Details"><text:tab/>Split string by the occurrences of pattern. If capturing parentheses are used in pattern, then the text of all <text:tab/>groups in the pattern are also returned as part of the resulting list. If maxsplit is nonzero, at most maxsplit splits <text:tab/>occur, and the remainder of the string is returned as the final element of the list.</text:p>
      <text:p text:style-name="P22"/>
      <text:p text:style-name="P49">Match Object</text:p>
      <text:p text:style-name="P48">group(<text:span text:style-name="T66">[group1, ...]</text:span>)</text:p>
      <text:p text:style-name="Func_20_Details"><text:tab/>Returns one or more subgroups of the match. If there is a single argument, the result is a single string; if there <text:tab/>are multiple arguments, the result is a tuple with one item per argument. Without arguments, group1 defaults to <text:tab/>zero (the whole match is returned). If a groupN argument is zero, the corresponding return value is the entire <text:tab/>matching string; if it is in the inclusive range [1..99], it is the string matching the corresponding parenthesized <text:tab/>group.</text:p>
      <text:p text:style-name="P48"/>
      <text:p text:style-name="P48">groups(<text:span text:style-name="T66">default=None</text:span>)</text:p>
      <text:p text:style-name="Func_20_Details"><text:tab/>Return a tuple containing all the subgroups of the match, from 1 up to however many groups are in the pattern. <text:tab/>The default argument is used for groups that did not participate in the match; it defaults to None.</text:p>
      <text:p text:style-name="Func_20_Details"/>
      <text:p text:style-name="P48">groupdict(<text:span text:style-name="T66">default=None</text:span>)</text:p>
      <text:p text:style-name="Func_20_Details"><text:tab/>Return a dictionary containing all the named subgroups of the match, keyed by the subgroup name. The default <text:tab/>argument is used for groups that did not participate in the match; it defaults to None.</text:p>
      <text:p text:style-name="P48"/>
      <text:p text:style-name="P48">start(<text:span text:style-name="T65">[</text:span><text:span text:style-name="T66">group</text:span><text:span text:style-name="T65">]</text:span>)</text:p>
      <text:p text:style-name="P48">end(<text:span text:style-name="T65">[</text:span><text:span text:style-name="T66">group</text:span><text:span text:style-name="T65">]</text:span>)</text:p>
      <text:p text:style-name="Func_20_Details"><text:tab/>Return the indices of the start and end of the substring matched by group; group defaults to zero (meaning the <text:tab/>whole matched substring). Return -1 if group exists but did not contribute to the match.</text:p>
      <text:p text:style-name="P48"/>
      <text:p text:style-name="P48">re</text:p>
      <text:p text:style-name="Func_20_Details"><text:tab/><text:span text:style-name="T55">The regex objects whose match() or search() method produced this instance</text:span></text:p>
      <text:p text:style-name="P48"/>
      <text:p text:style-name="P48">string</text:p>
      <text:p text:style-name="Func_20_Details"><text:tab/><text:span text:style-name="T55">The string passed to match() or search()</text:span></text:p>
      <text:p text:style-name="P40"><text:soft-page-break/>datetime</text:p>
      <text:p text:style-name="P24">datetime(<text:span text:style-name="T66">year, month, day, hour=0, minute=0, second=0, microsecond=0, tzinfo=None, *, fold=0</text:span><text:span text:style-name="T56">)</text:span></text:p>
      <text:p text:style-name="Func_20_Details"><text:tab/>The year, month and day arguments are required. tzinfo may be None, or an instance of a tzinfo subclass.</text:p>
      <text:p text:style-name="P23"/>
      <text:p text:style-name="P22"><text:span text:style-name="T2">timedelta(</text:span><text:span text:style-name="T67">days=0, seconds=0, microseconds=0, milliseconds=0, minutes=0, hours=0, weeks=0</text:span><text:span text:style-name="T56">)</text:span></text:p>
      <text:p text:style-name="Func_20_Details"><text:tab/>All arguments are optional and default to 0. Arguments may be integers or floats, and may be positive or <text:tab/>negative.</text:p>
      <text:p text:style-name="P22"/>
      <text:p text:style-name="P22"><text:span text:style-name="T7">strftime(</text:span><text:span text:style-name="T68">format</text:span><text:span text:style-name="T7">)</text:span></text:p>
      <text:p text:style-name="Func_20_Details"><text:tab/>Return a string representing the date, controlled by an explicit format string.</text:p>
      <text:p text:style-name="Func_20_Details"/>
      <text:p text:style-name="P22"><text:span text:style-name="T7">strptime(</text:span><text:span text:style-name="T68">date_string, format</text:span><text:span text:style-name="T56">)</text:span></text:p>
      <text:p text:style-name="Func_20_Details"><text:tab/>Return a datetime corresponding to date_string, parsed according to format.</text:p>
      <text:p text:style-name="P22"/>
      <text:p text:style-name="P44">math</text:p>
      <text:p text:style-name="P15">pi</text:p>
      <text:p text:style-name="P15"><text:span text:style-name="T7">ceil()</text:span></text:p>
      <text:p text:style-name="P15"><text:span text:style-name="T7">floor()</text:span></text:p>
      <text:p text:style-name="P15"/>
      <text:p text:style-name="P41"/>
      <text:p text:style-name="P69">itertools</text:p>
      <text:p text:style-name="P30">repeat(<text:span text:style-name="T66">object</text:span><text:span text:style-name="T82">[</text:span><text:span text:style-name="T66">, times</text:span><text:span text:style-name="T82">]</text:span>)</text:p>
      <text:p text:style-name="P4"><text:tab/>Make an iterator that returns object over and over again. Runs indefinitely unless the times argument is <text:tab/>specified.</text:p>
      <text:p text:style-name="P21"/>
      <text:p text:style-name="P50">cycle(<text:span text:style-name="T66">iterable</text:span><text:span text:style-name="T14">)</text:span></text:p>
      <text:p text:style-name="P4"><text:tab/>Make an iterator returning elements from the iterable and saving a copy of each. When the iterable is <text:tab/>exhausted, return elements from the saved copy. Repeats indefinitely. </text:p>
      <text:p text:style-name="P58"/>
      <text:p text:style-name="P79">count(<text:span text:style-name="T66">start=0, step=1</text:span><text:span text:style-name="T14">)</text:span></text:p>
      <text:p text:style-name="Func_20_Details"><text:tab/>Make an iterator that returns evenly spaced values starting with number start.</text:p>
      <text:p text:style-name="P5"/>
      <text:p text:style-name="P18">zip_longest(<text:span text:style-name="T66">iterables, fillvalue=None</text:span>)</text:p>
      <text:p text:style-name="Func_20_Details"><text:tab/>Make an iterator that aggregates elements from each of the iterables. If the iterables are of uneven length, <text:tab/>missing values are filled-in with fillvalue. Iteration continues until the longest iterable is exhausted.</text:p>
      <text:p text:style-name="P18"/>
      <text:p text:style-name="P20"><text:span text:style-name="T7">permutations(</text:span><text:span text:style-name="T70">iterable, r=None</text:span><text:span text:style-name="T7">)</text:span></text:p>
      <text:p text:style-name="Func_20_Details"><text:tab/><text:span text:style-name="T57">Return successive r-length permutations of elements in iterable. If r is not specified or is None, then r defaults <text:tab/>to the length of the iterable. The permutation tuples are emitted in lexicographic ordering according to the <text:tab/>order of the input iterable.</text:span></text:p>
      <text:p text:style-name="P20"><text:span text:style-name="T7"><text:s/></text:span></text:p>
      <text:p text:style-name="P18"><text:span text:style-name="T7">product(</text:span><text:span text:style-name="T71">*</text:span><text:span text:style-name="T70">iterables, repeat=1</text:span><text:span text:style-name="T7">)</text:span></text:p>
      <text:p text:style-name="Func_20_Details"><text:tab/>Cartesian product of input iterables. Roughly equivalent to nested for-loops in a generator expression. For <text:tab/>example, product(A, B) returns the same as ((x,y) for x in A for y in B). The nested loops cycle like an <text:tab/>odometer with the rightmost element advancing on every iteration.</text:p>
      <text:p text:style-name="P18"><text:span text:style-name="T14"/></text:p>
      <text:p text:style-name="P21"><text:span text:style-name="T7">combinations(</text:span><text:span text:style-name="T70">iterable, r</text:span><text:span text:style-name="T7">) </text:span><text:span text:style-name="T32">or</text:span><text:span text:style-name="T42"> </text:span><text:span text:style-name="T16">combinations_with_replacement</text:span><text:span text:style-name="T41">(</text:span><text:span text:style-name="T70">iterable, r</text:span><text:span text:style-name="T16">)</text:span></text:p>
      <text:p text:style-name="Func_20_Details"><text:tab/>Return r length subsequences of elements from the input iterable. The combination tuples are emitted in <text:tab/>lexicographic ordering according to the order of the input iterable. Elements are treated as unique based on <text:tab/>their position, not on their value. <text:span text:style-name="T58">With replacement: r</text:span>eturn r length subsequences of elements from the input <text:tab/>iterable allowing individual elements to be repeated more than once.</text:p>
      <text:p text:style-name="code"/>
      <text:p text:style-name="P76">tee(<text:span text:style-name="T66">iterable, n=2</text:span><text:span text:style-name="T14">)</text:span></text:p>
      <text:p text:style-name="Func_20_Details"><text:tab/>Return n independent iterators from a single iterable.</text:p>
      <text:p text:style-name="P76"><text:span text:style-name="T14"/></text:p>
      <text:p text:style-name="P76"><text:span text:style-name="T14">islice(</text:span><text:span text:style-name="T66">iterable, stop</text:span><text:span text:style-name="T14">) </text:span><text:span text:style-name="T30">or</text:span><text:span text:style-name="T28"> </text:span><text:span text:style-name="T14">islice(</text:span><text:span text:style-name="T66">iterable, start, stop</text:span><text:span text:style-name="T82">[</text:span><text:span text:style-name="T66">, step</text:span><text:span text:style-name="T82">]</text:span><text:span text:style-name="T14">)</text:span></text:p>
      <text:p text:style-name="Func_20_Details"><text:tab/>Make an iterator that returns selected elements from the iterable.</text:p>
      <text:p text:style-name="code"/>
      <text:p text:style-name="P77">starmap(<text:span text:style-name="T66">function, iterable</text:span><text:span text:style-name="T14">)</text:span></text:p>
      <text:p text:style-name="Func_20_Details"><text:tab/>Make an iterator that computes the function using arguments obtained from the iterable. The difference <text:tab/>between map() and starmap() parallels the distinction between function(a,b) and function(*c)</text:p>
      <text:p text:style-name="code"/>
      <text:p text:style-name="P77">filterfalse(<text:span text:style-name="T66">predicate, iterable</text:span><text:span text:style-name="T14">)</text:span></text:p>
      <text:p text:style-name="Func_20_Details"><text:tab/>Make an iterator that filters elements from iterable returning only those for which the predicate is False. If <text:tab/>predicate is None, return the items that are false.</text:p>
      <text:p text:style-name="P77"><text:span text:style-name="T14"/></text:p>
      <text:p text:style-name="P78">groupby(<text:span text:style-name="T66">iterable, key=None</text:span>)</text:p>
      <text:p text:style-name="Func_20_Details"><text:tab/>Make an iterator that returns consecutive keys and groups from the iterable. The key is a function computing a <text:tab/>key value for each element.</text:p>
      <text:p text:style-name="code"/>
      <text:p text:style-name="P77">chain(<text:span text:style-name="T66">*iterables</text:span><text:span text:style-name="T14">)</text:span></text:p>
      <text:p text:style-name="Func_20_Details"><text:tab/>Make an iterator that returns elements from the first iterable until it is exhausted, then proceeds to the next <text:tab/>iterable, until all of the iterables are exhausted. Used for treating consecutive sequences as a single sequence.</text:p>
      <text:p text:style-name="Func_20_Details"/>
      <text:p text:style-name="P77">accumulate(<text:span text:style-name="T66">iterable</text:span><text:span text:style-name="T82">[</text:span><text:span text:style-name="T66">, func, *, initial=None</text:span><text:span text:style-name="T82">]</text:span><text:span text:style-name="T14">)</text:span></text:p>
      <text:p text:style-name="Func_20_Details"><text:tab/>Make an iterator that returns accumulated sums, or accumulated results of other binary functions (specified via <text:tab/>the optional func argument). If func is supplied, it should be a function of two arguments.</text:p>
      <text:p text:style-name="P70">time</text:p>
      <text:p text:style-name="P19">time()</text:p>
      <text:p text:style-name="P19"><text:span text:style-name="T3">ctime()</text:span></text:p>
      <text:p text:style-name="P19"/>
      <text:p text:style-name="P42">glob</text:p>
      <text:p text:style-name="P19">glob()</text:p>
      <text:p text:style-name="P18"/>
      <text:p text:style-name="P41">site</text:p>
      <text:p text:style-name="P18">getsitepackages()</text:p>
      <text:p text:style-name="P18"/>
      <text:p text:style-name="P41">subprocess</text:p>
      <text:p text:style-name="P18">run()</text:p>
      <text:p text:style-name="P18"><text:span text:style-name="T3">check_output()</text:span></text:p>
      <text:p text:style-name="P18"/>
      <text:p text:style-name="P46">functools</text:p>
      <text:p text:style-name="P25">reduce()</text:p>
      <text:p text:style-name="P25"/>
      <text:p text:style-name="P46">collections</text:p>
      <text:p text:style-name="P25">Counter() </text:p>
      <text:p text:style-name="P25"/>
      <text:p text:style-name="P46">inspect</text:p>
      <text:p text:style-name="P25">getmodule()</text:p>
      <text:p text:style-name="P25"/>
      <text:p text:style-name="P25"/>
      <text:p text:style-name="P57"/>
      <text:p text:style-name="P75">Advanced:</text:p>
      <text:p text:style-name="P14"/>
      <text:p text:style-name="P41">multiprocessing</text:p>
      <text:p text:style-name="P18">cpu_count()</text:p>
      <text:p text:style-name="P18"/>
      <text:p text:style-name="P41">cProfile</text:p>
      <text:p text:style-name="P18">run()</text:p>
      <text:p text:style-name="P15"/>
      <text:p text:style-name="P41">socket</text:p>
      <text:p text:style-name="P18"/>
      <text:p text:style-name="P18"/>
      <text:p text:style-name="P41">hashlib</text:p>
      <text:p text:style-name="P18">hashlib.sha256()</text:p>
      <text:p text:style-name="P18"/>
      <text:p text:style-name="P46">traceback</text:p>
      <text:p text:style-name="P25">traceback.print_stack()</text:p>
      <text:p text:style-name="P25"/>
      <text:p text:style-name="P46">http.client</text:p>
      <text:p text:style-name="P25">http.client.HTTPConnection()</text:p>
      <text:p text:style-name="P67">Advanced Maths Libraries</text:p>
      <text:p text:style-name="Standard"/>
      <text:p text:style-name="P43">numpy</text:p>
      <text:p text:style-name="P26">matrix()</text:p>
      <text:p text:style-name="P26"/>
      <text:p text:style-name="P43">numpy.linalg</text:p>
      <text:p text:style-name="P26">inv()</text:p>
      <text:p text:style-name="P26">pinv()</text:p>
      <text:p text:style-name="P26">solve()</text:p>
      <text:p text:style-name="P26"/>
      <text:p text:style-name="P43">sympy</text:p>
      <text:p text:style-name="P26">Symbol()</text:p>
      <text:p text:style-name="P26"><text:tab/></text:p>
      <text:p text:style-name="P43">sympy.solvers.solveset</text:p>
      <text:p text:style-name="P26">nonlinsolve()</text:p>
      <text:p text:style-name="P26"/>
      <text:p text:style-name="P26"/>
      <text:p text:style-name="P26"/>
      <text:p text:style-name="P14"/>
      <text:p text:style-name="P14"/>
      <text:p text:style-name="P14"/>
      <text:p text:style-name="P75">Types:</text:p>
      <text:p text:style-name="P45">set</text:p>
      <text:p text:style-name="P36">set([<text:span text:style-name="T38">iterable</text:span><text:span text:style-name="T14">])</text:span></text:p>
      <text:p text:style-name="P36"><text:span text:style-name="T14"/></text:p>
      <text:p text:style-name="P16">add(<text:span text:style-name="T77">elem</text:span>)</text:p>
      <text:p text:style-name="P11"><text:tab/><text:span text:style-name="T90">Add element </text:span><text:span text:style-name="T50">elem</text:span><text:span text:style-name="T90"> to set. </text:span></text:p>
      <text:p text:style-name="P16"/>
      <text:p text:style-name="P35">remove(<text:span text:style-name="T66">elem</text:span>)</text:p>
      <text:p text:style-name="P10"><text:tab/><text:span text:style-name="T24">Remove element </text:span><text:span text:style-name="T90">elem</text:span><text:span text:style-name="T24"> from set. Raises </text:span><text:span text:style-name="T90">KeyError</text:span><text:span text:style-name="T24"> if not found. </text:span></text:p>
      <text:p text:style-name="P35"/>
      <text:p text:style-name="P35">discard(<text:span text:style-name="T66">elem</text:span>)</text:p>
      <text:p text:style-name="P9"><text:tab/>Remove element <text:span text:style-name="T38">elem </text:span><text:span text:style-name="T14">from set if it is present. </text:span></text:p>
      <text:p text:style-name="P35"/>
      <text:p text:style-name="P35">pop()</text:p>
      <text:p text:style-name="Func_20_Details"><text:tab/>Remove and return an arbitrary element from the set. Raises KeyError if the set is empty.</text:p>
      <text:p text:style-name="P35"/>
      <text:p text:style-name="P35">clear()</text:p>
      <text:p text:style-name="Func_20_Details"><text:tab/>Remove all elements from the set.</text:p>
      <text:p text:style-name="P35"/>
      <text:p text:style-name="P35">update(<text:span text:style-name="T66">*others</text:span>) <text:span text:style-name="T35">or</text:span><text:span text:style-name="T51"> </text:span><text:span text:style-name="T25">set |= other ...</text:span></text:p>
      <text:p text:style-name="Func_20_Details"><text:tab/><text:span text:style-name="T90">Add elements from all </text:span><text:span text:style-name="T50">others</text:span><text:span text:style-name="T90"> to set. </text:span></text:p>
      <text:p text:style-name="P35"/>
      <text:p text:style-name="P35">copy()</text:p>
      <text:p text:style-name="Func_20_Details"><text:tab/>Return a shallow copy of the set.</text:p>
      <text:p text:style-name="P35"/>
      <text:p text:style-name="P35">isdisjoint(<text:span text:style-name="T66">other</text:span><text:span text:style-name="T14">)</text:span></text:p>
      <text:p text:style-name="Func_20_Details"><text:tab/>Return True if the set has no elements in common with other.</text:p>
      <text:p text:style-name="P35"><text:span text:style-name="T14"/></text:p>
      <text:p text:style-name="P35"><text:span text:style-name="T14">issubset(</text:span><text:span text:style-name="T66">other</text:span><text:span text:style-name="T14">) </text:span><text:span text:style-name="T31">or</text:span><text:span text:style-name="T14"> set &lt;= other</text:span></text:p>
      <text:p text:style-name="Func_20_Details"><text:tab/>Test whether every element in the set is in other.</text:p>
      <text:p text:style-name="P35"><text:span text:style-name="T14"/></text:p>
      <text:p text:style-name="P35"><text:span text:style-name="T14">issuperset(</text:span><text:span text:style-name="T66">other</text:span><text:span text:style-name="T14">) </text:span><text:span text:style-name="T31">or</text:span><text:span text:style-name="T14"> set &gt;= other</text:span></text:p>
      <text:p text:style-name="Func_20_Details"><text:tab/>Test whether every element in other is in the set.</text:p>
      <text:p text:style-name="P35"><text:span text:style-name="T14"/></text:p>
      <text:p text:style-name="P35"><text:span text:style-name="T14">union(</text:span><text:span text:style-name="T66">*others</text:span><text:span text:style-name="T14">) </text:span><text:span text:style-name="T31">or</text:span><text:span text:style-name="T14"> set | other ...</text:span></text:p>
      <text:p text:style-name="Func_20_Details"><text:tab/>Return a new set with elements from the set and all others.</text:p>
      <text:p text:style-name="P35"><text:span text:style-name="T14"/></text:p>
      <text:p text:style-name="P35"><text:span text:style-name="T14">intersection(</text:span><text:span text:style-name="T66">*others</text:span><text:span text:style-name="T14">) </text:span><text:span text:style-name="T36">or</text:span><text:span text:style-name="T14"> set &amp; other ...</text:span></text:p>
      <text:p text:style-name="Func_20_Details"><text:tab/>Return a new set with elements common to the set and all others.</text:p>
      <text:p text:style-name="P35"><text:span text:style-name="T14"/></text:p>
      <text:p text:style-name="P35"><text:span text:style-name="T14">difference(</text:span><text:span text:style-name="T66">*others</text:span><text:span text:style-name="T14">) </text:span><text:span text:style-name="T36">or</text:span><text:span text:style-name="T14"> set – other ...</text:span></text:p>
      <text:p text:style-name="Func_20_Details"><text:tab/>Return a new set with elements in the set that are not in the others.</text:p>
      <text:p text:style-name="P35"><text:span text:style-name="T14"/></text:p>
      <text:p text:style-name="P35"><text:span text:style-name="T14">symmetric_difference(</text:span><text:span text:style-name="T66">other</text:span><text:span text:style-name="T14">) </text:span><text:span text:style-name="T36">or</text:span><text:span text:style-name="T14"> set ^ other</text:span></text:p>
      <text:p text:style-name="Func_20_Details"><text:tab/>Return a new set with elements in either the set or other but not both.</text:p>
      <text:p text:style-name="P16"/>
      <text:p text:style-name="P53">intersection_update(*others) <text:span text:style-name="T31">or</text:span><text:span text:style-name="T14"> set &amp;= other ...</text:span></text:p>
      <text:p text:style-name="P53"><text:span text:style-name="T14">difference_update(*others) </text:span><text:span text:style-name="T31">or</text:span><text:span text:style-name="T14"> set -= other ...</text:span></text:p>
      <text:p text:style-name="P53"><text:span text:style-name="T14">symmetric_difference_update(*others) </text:span><text:span text:style-name="T31">or</text:span><text:span text:style-name="T14"> set -= other ...</text:span></text:p>
      <text:p text:style-name="P53"><text:span text:style-name="T14"/></text:p>
      <text:p text:style-name="P54"/>
      <text:p text:style-name="P72">dictionary</text:p>
      <text:p text:style-name="P36">dict(<text:span text:style-name="T66">**kwarg</text:span>) <text:span text:style-name="T38">or</text:span><text:span text:style-name="T14"> dict(</text:span><text:span text:style-name="T66">mapping, **kwarg</text:span><text:span text:style-name="T14">) </text:span><text:span text:style-name="T38">or</text:span><text:span text:style-name="T14"> dict(</text:span><text:span text:style-name="T66">iterable, **kwarg</text:span><text:span text:style-name="T14">)</text:span></text:p>
      <text:p text:style-name="P36"/>
      <text:p text:style-name="P37">clear()</text:p>
      <text:p text:style-name="Func_20_Details"><text:tab/><text:span text:style-name="T91">Remove all items from dict. </text:span></text:p>
      <text:p text:style-name="P37"/>
      <text:p text:style-name="P37">copy()</text:p>
      <text:p text:style-name="Func_20_Details"><text:tab/><text:span text:style-name="T91">Return shallow copy of the dict. </text:span></text:p>
      <text:p text:style-name="P37"/>
      <text:p text:style-name="P37">get(<text:span text:style-name="T66">key</text:span><text:span text:style-name="T82">[</text:span><text:span text:style-name="T66">, default=None</text:span><text:span text:style-name="T82">]</text:span><text:span text:style-name="T14">)</text:span></text:p>
      <text:p text:style-name="Func_20_Details"><text:tab/><text:span text:style-name="T91">Return value for </text:span><text:span text:style-name="T52">key</text:span><text:span text:style-name="T91"> if key is in the dict, else </text:span><text:span text:style-name="T52">default</text:span><text:span text:style-name="T91">. </text:span></text:p>
      <text:p text:style-name="P37"><text:span text:style-name="T14"/></text:p>
      <text:p text:style-name="P37"><text:span text:style-name="T14">pop(</text:span><text:span text:style-name="T80">key</text:span><text:span text:style-name="T87">[</text:span><text:span text:style-name="T80">, default</text:span><text:span text:style-name="T87">]</text:span><text:span text:style-name="T14">)</text:span></text:p>
      <text:p text:style-name="Func_20_Details"><text:tab/><text:span text:style-name="T91">Return and remove value for key from dict. Raises exception if key not in dict and default not given. </text:span></text:p>
      <text:p text:style-name="P37"><text:span text:style-name="T14"/></text:p>
      <text:p text:style-name="P37"><text:span text:style-name="T14">popitem()</text:span></text:p>
      <text:p text:style-name="Func_20_Details"><text:tab/><text:span text:style-name="T91">Remove and return a (</text:span><text:span text:style-name="T52">key, value</text:span><text:span text:style-name="T26">) pair. Pairs are returned in LIFO order. </text:span></text:p>
      <text:p text:style-name="P37"><text:span text:style-name="T14"/></text:p>
      <text:p text:style-name="P16">items()</text:p>
      <text:p text:style-name="Func_20_Details"><text:tab/><text:span text:style-name="T91">Return view of the dictionaries items (</text:span><text:span text:style-name="T52">key, value</text:span><text:span text:style-name="T26">) pairs. </text:span></text:p>
      <text:p text:style-name="P16"/>
      <text:p text:style-name="P16">keys()</text:p>
      <text:p text:style-name="Func_20_Details"><text:tab/><text:span text:style-name="T91">Return view of the dictionaries keys.</text:span></text:p>
      <text:p text:style-name="P16"/>
      <text:p text:style-name="P16">values()</text:p>
      <text:p text:style-name="P6"><text:tab/><text:span text:style-name="T91">Return view of the dictionaries values. </text:span></text:p>
      <text:p text:style-name="P16"/>
      <text:p text:style-name="P37">setdefault(<text:span text:style-name="T80">key</text:span><text:span text:style-name="T87">[</text:span><text:span text:style-name="T80">, default=None</text:span><text:span text:style-name="T87">]</text:span>)</text:p>
      <text:p text:style-name="Func_20_Details"><text:tab/><text:span text:style-name="T91">If </text:span><text:span text:style-name="T52">key</text:span><text:span text:style-name="T91"> is in the dict, return its value. If not, insert </text:span><text:span text:style-name="T52">key</text:span><text:span text:style-name="T91"> with value of </text:span><text:span text:style-name="T52">default.</text:span></text:p>
      <text:p text:style-name="P16"/>
      <text:p text:style-name="P37">update(<text:span text:style-name="T65">[</text:span><text:span text:style-name="T66">other</text:span><text:span text:style-name="T82">]</text:span><text:span text:style-name="T14">)</text:span></text:p>
      <text:p text:style-name="Func_20_Details"><text:tab/><text:span text:style-name="T91">Update the dictionary with the key/value pairs from </text:span><text:span text:style-name="T52">other</text:span><text:span text:style-name="T26">, (overwrites existing keys). </text:span></text:p>
      <text:p text:style-name="P37"><text:span text:style-name="T14"/></text:p>
      <text:p text:style-name="P55">d | other </text:p>
      <text:p text:style-name="Func_20_Details"><text:tab/><text:span text:style-name="T92">Create new dict with merged keys and value of </text:span><text:span text:style-name="T53">d</text:span><text:span text:style-name="T27"> and </text:span><text:span text:style-name="T53">other</text:span><text:span text:style-name="T27">. The values of </text:span><text:span text:style-name="T53">other</text:span><text:span text:style-name="T27"> take priority if there are <text:tab/>conflicts. </text:span></text:p>
      <text:p text:style-name="P55"/>
      <text:p text:style-name="P55">d |= other</text:p>
      <text:p text:style-name="Func_20_Details"><text:tab/><text:span text:style-name="T92">Update the dict </text:span><text:span text:style-name="T53">d</text:span><text:span text:style-name="T27"> with keys and values from </text:span><text:span text:style-name="T53">other</text:span><text:span text:style-name="T27">. Values from </text:span><text:span text:style-name="T53">other</text:span><text:span text:style-name="T27"> take priority if there are conflicts. </text:span></text:p>
      <text:p text:style-name="P72">string</text:p>
      <text:p text:style-name="P16">lower<text:span text:style-name="T2">()</text:span></text:p>
      <text:p text:style-name="P16">upper<text:span text:style-name="T2">()</text:span></text:p>
      <text:p text:style-name="P16"><text:span text:style-name="T2">join()</text:span></text:p>
      <text:p text:style-name="P16"><text:span text:style-name="T3">count()</text:span></text:p>
      <text:p text:style-name="P38">find()</text:p>
      <text:p text:style-name="P38">index()</text:p>
      <text:p text:style-name="P16"><text:span text:style-name="T3">islower()</text:span></text:p>
      <text:p text:style-name="P16"><text:span text:style-name="T3">isupper()</text:span></text:p>
      <text:p text:style-name="P16"><text:span text:style-name="T7">split()</text:span></text:p>
      <text:p text:style-name="P16"><text:span text:style-name="T7">format()</text:span></text:p>
      <text:p text:style-name="P16"><text:span text:style-name="T7">replace()</text:span></text:p>
      <text:p text:style-name="P38">capitalize()</text:p>
      <text:p text:style-name="P38">center()</text:p>
      <text:p text:style-name="P38">ljust()</text:p>
      <text:p text:style-name="P38">rjust()</text:p>
      <text:p text:style-name="P38">encode()</text:p>
      <text:p text:style-name="P38">endswith()</text:p>
      <text:p text:style-name="P56">startswith()</text:p>
      <text:p text:style-name="P38">strip()</text:p>
      <text:p text:style-name="P38">rstrip()</text:p>
      <text:p text:style-name="P38">lstrip()</text:p>
      <text:p text:style-name="P38">swapcase()</text:p>
      <text:p text:style-name="P38">title()</text:p>
      <text:p text:style-name="P38">expandtabs()</text:p>
      <text:p text:style-name="P38">format()</text:p>
      <text:p text:style-name="P38">splitlines()</text:p>
      <text:p text:style-name="P39">zfill()</text:p>
      <text:p text:style-name="P47"/>
      <text:p text:style-name="P73">list</text:p>
      <text:p text:style-name="P25">append()</text:p>
      <text:p text:style-name="P25">pop()</text:p>
      <text:p text:style-name="P39">sort()</text:p>
      <text:p text:style-name="P39">clear()</text:p>
      <text:p text:style-name="P39">copy()</text:p>
      <text:p text:style-name="P39">extend()</text:p>
      <text:p text:style-name="P39">insert()</text:p>
      <text:p text:style-name="P39">remove()</text:p>
      <text:p text:style-name="P39">reverse()</text:p>
      <text:p text:style-name="P39">index()</text:p>
      <text:p text:style-name="P39">count()</text:p>
      <text:p text:style-name="P39"/>
      <text:p text:style-name="P47"/>
      <text:p text:style-name="P47"><text:span text:style-name="T29"/></text:p>
      <text:p text:style-name="P46"/>
      <text:p text:style-name="P74">bytes</text:p>
      <text:p text:style-name="P25"><text:span text:style-name="T59">bytearray</text:span></text:p>
      <text:p text:style-name="P39">count()</text:p>
      <text:p text:style-name="P39">removeprefix()</text:p>
      <text:p text:style-name="P39">removesuffix()</text:p>
      <text:p text:style-name="P39">decode()</text:p>
      <text:p text:style-name="P39">find()</text:p>
      <text:p text:style-name="P39">index()</text:p>
      <text:p text:style-name="P39">join()</text:p>
      <text:p text:style-name="P39">replace()</text:p>
      <text:p text:style-name="P39">startswith()</text:p>
      <text:p text:style-name="P66"><text:span text:style-name="T4">endswith()</text:span></text:p>
      <text:p text:style-name="P13"><text:span text:style-name="T93">strip()</text:span></text:p>
      <text:p text:style-name="P13"><text:span text:style-name="T93">split()</text:span> </text:p>
      <text:p text:style-name="P13"/>
      <text:p text:style-name="P65">memoryview</text:p>
      <text:p text:style-name="P65"><text:span text:style-name="T2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ucida Grande" svg:font-family="'Lucida Grande', Arial, sans-serif"/>
    <style:font-face style:name="monospace" svg:font-family="monospace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ucida Grande1" svg:font-family="'Lucida Grande'" style:font-pitch="variable"/>
    <style:font-face style:name="Roboto Mono" svg:font-family="'Roboto Mon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oboto Mono" fo:font-family="'Roboto Mono'" style:font-pitch="variable" fo:font-size="10pt" officeooo:rsid="001c235d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unc_20_Details" style:display-name="Func Details" style:family="paragraph" style:parent-style-name="Standard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code" style:family="paragraph" style:parent-style-name="Standard">
      <style:text-properties style:font-name="Roboto Mono" fo:font-family="'Roboto Mono'" style:font-pitch="variable" fo:font-size="10pt" officeooo:rsid="001c2043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7T19:12:09.290575000</meta:creation-date>
    <dc:date>2021-03-17T22:59:55.767337605</dc:date>
    <meta:editing-duration>PT1H47M55S</meta:editing-duration>
    <meta:editing-cycles>21</meta:editing-cycles>
    <meta:generator>LibreOffice/7.1.0.3$MacOSX_X86_64 LibreOffice_project/f6099ecf3d29644b5008cc8f48f42f4a40986e4c</meta:generator>
    <meta:document-statistic meta:table-count="0" meta:image-count="0" meta:object-count="0" meta:page-count="16" meta:paragraph-count="366" meta:word-count="2880" meta:character-count="18769" meta:non-whitespace-character-count="16002"/>
  </office:meta>
</office:document-meta>
</file>